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10000006312D02731CB2A038E.png" manifest:media-type="image/png"/>
  <manifest:file-entry manifest:full-path="Pictures/1000020100000221000003BA378D87BC736E18F3.png" manifest:media-type="image/png"/>
  <manifest:file-entry manifest:full-path="Pictures/10000201000002D1000000F5372C9E50407750AC.png" manifest:media-type="image/png"/>
  <manifest:file-entry manifest:full-path="Pictures/10000201000002D100000135D8E02101D3221929.png" manifest:media-type="image/png"/>
  <manifest:file-entry manifest:full-path="Pictures/10000201000002D100000129545B4299AF78E44E.png" manifest:media-type="image/png"/>
  <manifest:file-entry manifest:full-path="Pictures/10000201000001F10000015B7F53DA16667DA61A.png" manifest:media-type="image/png"/>
  <manifest:file-entry manifest:full-path="Pictures/10000201000002D100000095C8DDAD191ECFC0B6.png" manifest:media-type="image/png"/>
  <manifest:file-entry manifest:full-path="Pictures/10000201000002D1000000B21A9D8B41D7FD3CDA.png" manifest:media-type="image/png"/>
  <manifest:file-entry manifest:full-path="Pictures/10000201000002D10000005D117340767C8B8D84.png" manifest:media-type="image/png"/>
  <manifest:file-entry manifest:full-path="Pictures/10000201000002D1000000DBFBF379C036592506.png" manifest:media-type="image/png"/>
  <manifest:file-entry manifest:full-path="Pictures/10000201000001F40000015C9880721D0B3DF758.png" manifest:media-type="image/png"/>
  <manifest:file-entry manifest:full-path="Pictures/10000201000001F10000015DFCEB52FDBF179350.png" manifest:media-type="image/png"/>
  <manifest:file-entry manifest:full-path="Pictures/10000201000001F30000015CFB10BD0049F5060F.png" manifest:media-type="image/png"/>
  <manifest:file-entry manifest:full-path="Pictures/10000201000001F10000015CCCB322EFC8DB8A45.png" manifest:media-type="image/png"/>
  <manifest:file-entry manifest:full-path="Pictures/1000020100000388000003303DA660668F98C988.png" manifest:media-type="image/png"/>
  <manifest:file-entry manifest:full-path="Pictures/10000201000001F5000001602B5F60605783D869.png" manifest:media-type="image/png"/>
  <manifest:file-entry manifest:full-path="Pictures/10000201000001F10000015D9BD3D8E73D41C187.png" manifest:media-type="image/png"/>
  <manifest:file-entry manifest:full-path="Pictures/10000201000001F20000015C752C1AC17CA4D78A.png" manifest:media-type="image/png"/>
  <manifest:file-entry manifest:full-path="Pictures/10000201000001F40000015EC378835C4A7C109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6" style:family="table">
      <style:table-properties style:width="15.288cm" table:align="left"/>
    </style:style>
    <style:style style:name="Tabela16.A" style:family="table-column">
      <style:table-column-properties style:column-width="3.074cm"/>
    </style:style>
    <style:style style:name="Tabela16.B" style:family="table-column">
      <style:table-column-properties style:column-width="3.046cm"/>
    </style:style>
    <style:style style:name="Tabela16.A1" style:family="table-cell">
      <style:table-cell-properties fo:padding="0.049cm" fo:border="1pt solid #000000"/>
    </style:style>
    <style:style style:name="Tabela16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6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7" style:family="table">
      <style:table-properties style:width="15.288cm" table:align="left"/>
    </style:style>
    <style:style style:name="Tabela17.A" style:family="table-column">
      <style:table-column-properties style:column-width="3.074cm"/>
    </style:style>
    <style:style style:name="Tabela17.B" style:family="table-column">
      <style:table-column-properties style:column-width="3.046cm"/>
    </style:style>
    <style:style style:name="Tabela17.A1" style:family="table-cell">
      <style:table-cell-properties fo:padding="0.049cm" fo:border="1pt solid #000000"/>
    </style:style>
    <style:style style:name="Tabela17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7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8" style:family="table">
      <style:table-properties style:width="15.288cm" table:align="left"/>
    </style:style>
    <style:style style:name="Tabela18.A" style:family="table-column">
      <style:table-column-properties style:column-width="3.074cm"/>
    </style:style>
    <style:style style:name="Tabela18.B" style:family="table-column">
      <style:table-column-properties style:column-width="3.046cm"/>
    </style:style>
    <style:style style:name="Tabela18.A1" style:family="table-cell">
      <style:table-cell-properties fo:padding="0.049cm" fo:border="1pt solid #000000"/>
    </style:style>
    <style:style style:name="Tabela18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8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9" style:family="table">
      <style:table-properties style:width="15.288cm" table:align="left"/>
    </style:style>
    <style:style style:name="Tabela19.A" style:family="table-column">
      <style:table-column-properties style:column-width="3.074cm"/>
    </style:style>
    <style:style style:name="Tabela19.B" style:family="table-column">
      <style:table-column-properties style:column-width="3.046cm"/>
    </style:style>
    <style:style style:name="Tabela19.A1" style:family="table-cell">
      <style:table-cell-properties fo:padding="0.049cm" fo:border="1pt solid #000000"/>
    </style:style>
    <style:style style:name="Tabela19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9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0" style:family="table">
      <style:table-properties style:width="15.288cm" table:align="left"/>
    </style:style>
    <style:style style:name="Tabela20.A" style:family="table-column">
      <style:table-column-properties style:column-width="3.096cm"/>
    </style:style>
    <style:style style:name="Tabela20.B" style:family="table-column">
      <style:table-column-properties style:column-width="3.025cm"/>
    </style:style>
    <style:style style:name="Tabela20.C" style:family="table-column">
      <style:table-column-properties style:column-width="3.046cm"/>
    </style:style>
    <style:style style:name="Tabela20.E" style:family="table-column">
      <style:table-column-properties style:column-width="3.074cm"/>
    </style:style>
    <style:style style:name="Tabela20.A1" style:family="table-cell">
      <style:table-cell-properties fo:padding="0.049cm" fo:border="1pt solid #000000"/>
    </style:style>
    <style:style style:name="Tabela20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0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2" style:family="table">
      <style:table-properties style:width="15.288cm" table:align="left"/>
    </style:style>
    <style:style style:name="Tabela22.A" style:family="table-column">
      <style:table-column-properties style:column-width="3.074cm"/>
    </style:style>
    <style:style style:name="Tabela22.B" style:family="table-column">
      <style:table-column-properties style:column-width="3.046cm"/>
    </style:style>
    <style:style style:name="Tabela22.A1" style:family="table-cell">
      <style:table-cell-properties fo:padding="0.049cm" fo:border="1pt solid #000000"/>
    </style:style>
    <style:style style:name="Tabela22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2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1" style:family="table">
      <style:table-properties style:width="15.288cm" table:align="left"/>
    </style:style>
    <style:style style:name="Tabela21.A" style:family="table-column">
      <style:table-column-properties style:column-width="3.074cm"/>
    </style:style>
    <style:style style:name="Tabela21.B" style:family="table-column">
      <style:table-column-properties style:column-width="3.046cm"/>
    </style:style>
    <style:style style:name="Tabela21.A1" style:family="table-cell">
      <style:table-cell-properties fo:padding="0.049cm" fo:border="1pt solid #000000"/>
    </style:style>
    <style:style style:name="Tabela2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1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5.794cm"/>
    </style:style>
    <style:style style:name="Tabela11.B" style:family="table-column">
      <style:table-column-properties style:column-width="11.218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table:align="left"/>
    </style:style>
    <style:style style:name="Tabela2.A" style:family="table-column">
      <style:table-column-properties style:column-width="5.715cm"/>
    </style:style>
    <style:style style:name="Tabela2.B" style:family="table-column">
      <style:table-column-properties style:column-width="11.298cm"/>
    </style:style>
    <style:style style:name="Tabela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2.B1" style:family="table-cell">
      <style:table-cell-properties fo:padding="0.049cm" fo:border="1pt solid #000000"/>
    </style:style>
    <style:style style:name="Tabela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794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794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5.794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table:align="left"/>
    </style:style>
    <style:style style:name="Tabela3.A" style:family="table-column">
      <style:table-column-properties style:column-width="5.715cm"/>
    </style:style>
    <style:style style:name="Tabela3.B" style:family="table-column">
      <style:table-column-properties style:column-width="11.298cm"/>
    </style:style>
    <style:style style:name="Tabela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3.B1" style:family="table-cell">
      <style:table-cell-properties fo:padding="0.049cm" fo:border="1pt solid #000000"/>
    </style:style>
    <style:style style:name="Tabela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6" style:family="table">
      <style:table-properties style:width="17.013cm" table:align="left"/>
    </style:style>
    <style:style style:name="Tabela6.A" style:family="table-column">
      <style:table-column-properties style:column-width="5.715cm"/>
    </style:style>
    <style:style style:name="Tabela6.B" style:family="table-column">
      <style:table-column-properties style:column-width="11.298cm"/>
    </style:style>
    <style:style style:name="Tabela6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6.B1" style:family="table-cell">
      <style:table-cell-properties fo:padding="0.049cm" fo:border="1pt solid #000000"/>
    </style:style>
    <style:style style:name="Tabela6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6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7" style:family="table">
      <style:table-properties style:width="17.013cm" table:align="left"/>
    </style:style>
    <style:style style:name="Tabela7.A" style:family="table-column">
      <style:table-column-properties style:column-width="5.715cm"/>
    </style:style>
    <style:style style:name="Tabela7.B" style:family="table-column">
      <style:table-column-properties style:column-width="11.298cm"/>
    </style:style>
    <style:style style:name="Tabela7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7.B1" style:family="table-cell">
      <style:table-cell-properties fo:padding="0.049cm" fo:border="1pt solid #000000"/>
    </style:style>
    <style:style style:name="Tabela7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7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8" style:family="table">
      <style:table-properties style:width="17.013cm" table:align="left"/>
    </style:style>
    <style:style style:name="Tabela8.A" style:family="table-column">
      <style:table-column-properties style:column-width="5.715cm"/>
    </style:style>
    <style:style style:name="Tabela8.B" style:family="table-column">
      <style:table-column-properties style:column-width="11.298cm"/>
    </style:style>
    <style:style style:name="Tabela8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8.B1" style:family="table-cell">
      <style:table-cell-properties fo:padding="0.049cm" fo:border="1pt solid #000000"/>
    </style:style>
    <style:style style:name="Tabela8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8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5" style:family="table">
      <style:table-properties style:width="17.013cm" table:align="left"/>
    </style:style>
    <style:style style:name="Tabela15.A" style:family="table-column">
      <style:table-column-properties style:column-width="5.715cm"/>
    </style:style>
    <style:style style:name="Tabela15.B" style:family="table-column">
      <style:table-column-properties style:column-width="11.298cm"/>
    </style:style>
    <style:style style:name="Tabela15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5.B1" style:family="table-cell">
      <style:table-cell-properties fo:padding="0.049cm" fo:border="1pt solid #000000"/>
    </style:style>
    <style:style style:name="Tabela15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5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9" style:family="table">
      <style:table-properties style:width="17.013cm" table:align="left"/>
    </style:style>
    <style:style style:name="Tabela9.A" style:family="table-column">
      <style:table-column-properties style:column-width="5.715cm"/>
    </style:style>
    <style:style style:name="Tabela9.B" style:family="table-column">
      <style:table-column-properties style:column-width="11.298cm"/>
    </style:style>
    <style:style style:name="Tabela9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9.B1" style:family="table-cell">
      <style:table-cell-properties fo:padding="0.049cm" fo:border="1pt solid #000000"/>
    </style:style>
    <style:style style:name="Tabela9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9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0" style:family="table">
      <style:table-properties style:width="17.013cm" table:align="left"/>
    </style:style>
    <style:style style:name="Tabela10.A" style:family="table-column">
      <style:table-column-properties style:column-width="5.715cm"/>
    </style:style>
    <style:style style:name="Tabela10.B" style:family="table-column">
      <style:table-column-properties style:column-width="11.298cm"/>
    </style:style>
    <style:style style:name="Tabela10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0.B1" style:family="table-cell">
      <style:table-cell-properties fo:padding="0.049cm" fo:border="1pt solid #000000"/>
    </style:style>
    <style:style style:name="Tabela10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0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2" style:family="table">
      <style:table-properties style:width="17.013cm" table:align="left"/>
    </style:style>
    <style:style style:name="Tabela12.A" style:family="table-column">
      <style:table-column-properties style:column-width="5.715cm"/>
    </style:style>
    <style:style style:name="Tabela12.B" style:family="table-column">
      <style:table-column-properties style:column-width="11.298cm"/>
    </style:style>
    <style:style style:name="Tabela1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2.B1" style:family="table-cell">
      <style:table-cell-properties fo:padding="0.049cm" fo:border="1pt solid #000000"/>
    </style:style>
    <style:style style:name="Tabela1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3" style:family="table">
      <style:table-properties style:width="17.013cm" table:align="left"/>
    </style:style>
    <style:style style:name="Tabela13.A" style:family="table-column">
      <style:table-column-properties style:column-width="5.715cm"/>
    </style:style>
    <style:style style:name="Tabela13.B" style:family="table-column">
      <style:table-column-properties style:column-width="11.298cm"/>
    </style:style>
    <style:style style:name="Tabela1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3.B1" style:family="table-cell">
      <style:table-cell-properties fo:padding="0.049cm" fo:border="1pt solid #000000"/>
    </style:style>
    <style:style style:name="Tabela1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4" style:family="table">
      <style:table-properties style:width="17.013cm" table:align="left"/>
    </style:style>
    <style:style style:name="Tabela14.A" style:family="table-column">
      <style:table-column-properties style:column-width="5.715cm"/>
    </style:style>
    <style:style style:name="Tabela14.B" style:family="table-column">
      <style:table-column-properties style:column-width="11.298cm"/>
    </style:style>
    <style:style style:name="Tabela14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4.B1" style:family="table-cell">
      <style:table-cell-properties fo:padding="0.049cm" fo:border="1pt solid #000000"/>
    </style:style>
    <style:style style:name="Tabela14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4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style:font-name="Times New Roman1"/>
    </style:style>
    <style:style style:name="P3" style:family="paragraph" style:parent-style-name="Text_20_body">
      <style:paragraph-properties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Times New Roman1" fo:font-size="14pt"/>
    </style:style>
    <style:style style:name="P5" style:family="paragraph" style:parent-style-name="Text_20_body">
      <style:paragraph-properties fo:text-align="center" style:justify-single-word="false"/>
      <style:text-properties style:font-name="Times New Roman1" officeooo:rsid="0010066f" officeooo:paragraph-rsid="0010066f"/>
    </style:style>
    <style:style style:name="P6" style:family="paragraph" style:parent-style-name="Text_20_body">
      <style:paragraph-properties fo:text-align="center" style:justify-single-word="false"/>
      <style:text-properties style:font-name="Times New Roman1" officeooo:rsid="0010066f" officeooo:paragraph-rsid="001108a1"/>
    </style:style>
    <style:style style:name="P7" style:family="paragraph" style:parent-style-name="Text_20_body">
      <style:text-properties style:font-name="Times New Roman1" officeooo:paragraph-rsid="001108a1"/>
    </style:style>
    <style:style style:name="P8" style:family="paragraph" style:parent-style-name="Text_20_body">
      <style:paragraph-properties fo:text-align="center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9" style:family="paragraph" style:parent-style-name="Text_20_body">
      <style:text-properties style:font-name="Times New Roman1" fo:font-size="13pt" officeooo:rsid="001d5130" officeooo:paragraph-rsid="001d5130" style:font-size-asian="11.3500003814697pt" style:font-size-complex="13pt"/>
    </style:style>
    <style:style style:name="P10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1.3500003814697pt" style:font-size-complex="13pt"/>
    </style:style>
    <style:style style:name="P11" style:family="paragraph" style:parent-style-name="Text_20_body">
      <style:text-properties style:font-name="Times New Roman1" fo:font-size="13pt" officeooo:paragraph-rsid="001d5130" style:font-size-asian="13pt" style:font-size-complex="13pt"/>
    </style:style>
    <style:style style:name="P12" style:family="paragraph" style:parent-style-name="Text_20_body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13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3pt" style:font-size-complex="13pt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10066f" officeooo:paragraph-rsid="001266bd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font-name="Times New Roman1" fo:font-size="12pt" fo:font-weight="normal" officeooo:rsid="001417cd" officeooo:paragraph-rsid="001316a6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2bd441" officeooo:paragraph-rsid="00169e1a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style:font-name="Times New Roman1" fo:font-size="12pt" officeooo:rsid="001316a6" officeooo:paragraph-rsid="001316a6" style:font-size-asian="10.5pt" style:font-size-complex="12pt"/>
    </style:style>
    <style:style style:name="P19" style:family="paragraph" style:parent-style-name="Text_20_body">
      <style:text-properties style:font-name="Times New Roman1" officeooo:rsid="0021d22b" officeooo:paragraph-rsid="0021d22b"/>
    </style:style>
    <style:style style:name="P20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0066f" style:font-weight-asian="bold" style:font-weight-complex="bold"/>
    </style:style>
    <style:style style:name="P21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108a1" style:font-weight-asian="bold" style:font-weight-complex="bold"/>
    </style:style>
    <style:style style:name="P22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23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24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25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26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2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0833d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Times New Roman1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Times New Roman1" fo:font-size="14pt" fo:font-weight="normal" officeooo:rsid="000293cf" officeooo:paragraph-rsid="0010833d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0833d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Times New Roman1" fo:font-size="13pt" officeooo:paragraph-rsid="001ed9e1" style:font-size-asian="13pt" style:font-size-complex="13pt"/>
    </style:style>
    <style:style style:name="P36" style:family="paragraph" style:parent-style-name="Standard">
      <style:paragraph-properties fo:text-align="justify" style:justify-single-word="false"/>
      <style:text-properties style:font-name="Times New Roman1" fo:font-size="13pt" officeooo:paragraph-rsid="00217412" style:font-size-asian="13pt" style:font-size-complex="13pt"/>
    </style:style>
    <style:style style:name="P37" style:family="paragraph" style:parent-style-name="Standard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39" style:family="paragraph" style:parent-style-name="Standard">
      <style:paragraph-properties fo:text-align="center" style:justify-single-word="false" fo:break-before="pag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40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266bd" officeooo:paragraph-rsid="001266bd" style:font-size-asian="11.3500003814697pt" style:font-size-complex="13pt"/>
    </style:style>
    <style:style style:name="P41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69e1a" officeooo:paragraph-rsid="00169e1a" style:font-size-asian="11.3500003814697pt" style:font-size-complex="13pt"/>
    </style:style>
    <style:style style:name="P42" style:family="paragraph" style:parent-style-name="Heading_20_2">
      <style:paragraph-properties fo:text-align="justify" style:justify-single-word="false" fo:break-before="page"/>
      <style:text-properties style:font-name="Times New Roman1" fo:font-size="13pt" style:font-size-asian="13pt" style:font-size-complex="13pt"/>
    </style:style>
    <style:style style:name="P43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2052bd" style:font-size-asian="13pt" style:font-size-complex="13pt"/>
    </style:style>
    <style:style style:name="P44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18e54a" style:font-size-asian="13pt" style:font-size-complex="13pt"/>
    </style:style>
    <style:style style:name="P45" style:family="paragraph" style:parent-style-name="Heading_20_1">
      <style:paragraph-properties fo:text-align="justify" style:justify-single-word="false" fo:break-before="page"/>
      <style:text-properties style:font-name="Times New Roman1" fo:font-size="14pt" officeooo:rsid="001b44b5" officeooo:paragraph-rsid="001b44b5" style:font-size-asian="12.25pt" style:font-size-complex="14pt"/>
    </style:style>
    <style:style style:name="P46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0066f" style:font-size-asian="14pt" style:font-weight-asian="bold" style:font-size-complex="14pt" style:font-weight-complex="bold"/>
    </style:style>
    <style:style style:name="P47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108a1" style:font-size-asian="14pt" style:font-weight-asian="bold" style:font-size-complex="14pt" style:font-weight-complex="bold"/>
    </style:style>
    <style:style style:name="P48" style:family="paragraph" style:parent-style-name="Heading_20_3">
      <style:text-properties style:font-name="Times New Roman1" fo:font-size="13pt" officeooo:rsid="001d5130" officeooo:paragraph-rsid="001d5130" style:font-size-asian="11.3500003814697pt" style:font-size-complex="13pt"/>
    </style:style>
    <style:style style:name="P49" style:family="paragraph" style:parent-style-name="Heading_20_3">
      <style:paragraph-properties fo:text-align="justify" style:justify-single-word="false"/>
      <style:text-properties style:font-name="Times New Roman1" fo:font-size="13pt" officeooo:rsid="001316a6" officeooo:paragraph-rsid="001316a6" style:font-size-asian="11.3500003814697pt" style:font-size-complex="13pt"/>
    </style:style>
    <style:style style:name="P50" style:family="paragraph" style:parent-style-name="Heading_20_3">
      <style:paragraph-properties fo:text-align="justify" style:justify-single-word="false"/>
      <style:text-properties style:font-name="Times New Roman1" fo:font-size="13pt" officeooo:rsid="00150339" officeooo:paragraph-rsid="00150339" style:font-size-asian="11.3500003814697pt" style:font-size-complex="13pt"/>
    </style:style>
    <style:style style:name="P51" style:family="paragraph" style:parent-style-name="Heading_20_3">
      <style:text-properties style:font-name="Times New Roman1" fo:font-size="13pt" officeooo:rsid="0021d22b" officeooo:paragraph-rsid="0021d22b" style:font-size-asian="13pt" style:font-size-complex="13pt"/>
    </style:style>
    <style:style style:name="P52" style:family="paragraph" style:parent-style-name="Heading_20_3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53" style:family="paragraph" style:parent-style-name="Heading_20_3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54" style:family="paragraph" style:parent-style-name="Heading_20_3">
      <style:paragraph-properties fo:text-align="justify" style:justify-single-word="false"/>
      <style:text-properties style:font-name="Times New Roman1"/>
    </style:style>
    <style:style style:name="P5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6" style:family="paragraph" style:parent-style-name="Heading_20_2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5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8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048d0e" officeooo:paragraph-rsid="00193d71" style:font-size-asian="12pt" style:font-weight-asian="normal" style:font-size-complex="12pt" style:font-weight-complex="normal"/>
    </style:style>
    <style:style style:name="P59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473ffb" officeooo:paragraph-rsid="00193d71" style:font-size-asian="12pt" style:font-weight-asian="normal" style:font-size-complex="12pt" style:font-weight-complex="normal"/>
    </style:style>
    <style:style style:name="P6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7a3ad" officeooo:paragraph-rsid="00193d71" style:font-size-asian="12pt" style:font-size-complex="12pt"/>
    </style:style>
    <style:style style:name="P6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0491c9" officeooo:paragraph-rsid="00193d71" style:font-size-asian="12pt" style:font-size-complex="12pt"/>
    </style:style>
    <style:style style:name="P6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e6205" officeooo:paragraph-rsid="00193d71" style:font-size-asian="12pt" style:font-size-complex="12pt"/>
    </style:style>
    <style:style style:name="P6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4cead" officeooo:paragraph-rsid="00193d71" style:font-size-asian="12pt" style:font-size-complex="12pt"/>
    </style:style>
    <style:style style:name="P6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2340b5" officeooo:paragraph-rsid="00193d71" style:font-size-asian="12pt" style:font-size-complex="12pt"/>
    </style:style>
    <style:style style:name="P6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3ffb" officeooo:paragraph-rsid="00193d71" style:font-size-asian="12pt" style:font-size-complex="12pt"/>
    </style:style>
    <style:style style:name="P6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12d20" officeooo:paragraph-rsid="00193d71" style:font-size-asian="12pt" style:font-size-complex="12pt"/>
    </style:style>
    <style:style style:name="P6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9be78" officeooo:paragraph-rsid="00193d71" style:font-size-asian="12pt" style:font-size-complex="12pt"/>
    </style:style>
    <style:style style:name="P6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7679" officeooo:paragraph-rsid="00193d71" style:font-size-asian="12pt" style:font-size-complex="12pt"/>
    </style:style>
    <style:style style:name="P6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ff9de" officeooo:paragraph-rsid="00193d71" style:font-size-asian="12pt" style:font-size-complex="12pt"/>
    </style:style>
    <style:style style:name="P7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943f9" officeooo:paragraph-rsid="00193d71" style:font-size-asian="12pt" style:font-size-complex="12pt"/>
    </style:style>
    <style:style style:name="P7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7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2408" officeooo:paragraph-rsid="00193d71" style:font-size-asian="12pt" style:font-size-complex="12pt"/>
    </style:style>
    <style:style style:name="P7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7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96fc" officeooo:paragraph-rsid="00193d71" style:font-size-asian="12pt" style:font-size-complex="12pt"/>
    </style:style>
    <style:style style:name="P7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a0ceb" officeooo:paragraph-rsid="00193d71" style:font-size-asian="12pt" style:font-size-complex="12pt"/>
    </style:style>
    <style:style style:name="P7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bfc53" officeooo:paragraph-rsid="00193d71" style:font-size-asian="12pt" style:font-size-complex="12pt"/>
    </style:style>
    <style:style style:name="P7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defbe" officeooo:paragraph-rsid="00193d71" style:font-size-asian="12pt" style:font-size-complex="12pt"/>
    </style:style>
    <style:style style:name="P7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f6868" officeooo:paragraph-rsid="00193d71" style:font-size-asian="12pt" style:font-size-complex="12pt"/>
    </style:style>
    <style:style style:name="P7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8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3781" officeooo:paragraph-rsid="00193d71" style:font-size-asian="12pt" style:font-size-complex="12pt"/>
    </style:style>
    <style:style style:name="P8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c8db" officeooo:paragraph-rsid="00193d71" style:font-size-asian="12pt" style:font-size-complex="12pt"/>
    </style:style>
    <style:style style:name="P8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1cce8" officeooo:paragraph-rsid="00193d71" style:font-size-asian="12pt" style:font-size-complex="12pt"/>
    </style:style>
    <style:style style:name="P8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518624" officeooo:paragraph-rsid="00193d71" style:font-size-asian="12pt" style:font-size-complex="12pt"/>
    </style:style>
    <style:style style:name="P8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2cff6" officeooo:paragraph-rsid="00193d71" style:font-size-asian="12pt" style:font-size-complex="12pt"/>
    </style:style>
    <style:style style:name="P85" style:family="paragraph" style:parent-style-name="Table_20_Contents">
      <style:paragraph-properties fo:line-height="150%" fo:text-align="justify" style:justify-single-word="false"/>
      <style:text-properties fo:color="#000000" style:font-name="Times New Roman1" fo:font-size="12pt" officeooo:rsid="002503a3" officeooo:paragraph-rsid="00193d71" style:font-size-asian="12pt" style:font-size-complex="12pt"/>
    </style:style>
    <style:style style:name="P86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/>
    </style:style>
    <style:style style:name="P87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/>
    </style:style>
    <style:style style:name="P88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 officeooo:paragraph-rsid="001ed9e1"/>
    </style:style>
    <style:style style:name="P89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0d881"/>
    </style:style>
    <style:style style:name="P90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91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92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/>
    </style:style>
    <style:style style:name="P93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1ed9e1"/>
    </style:style>
    <style:style style:name="P94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217412"/>
    </style:style>
    <style:style style:name="P95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rsid="0021d22b" officeooo:paragraph-rsid="0021d22b"/>
    </style:style>
    <style:style style:name="P96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97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c26ae" officeooo:paragraph-rsid="00193d71" style:font-size-asian="12pt" style:font-size-complex="12pt"/>
    </style:style>
    <style:style style:name="P98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e20e2" officeooo:paragraph-rsid="00193d71" style:font-size-asian="12pt" style:font-size-complex="12pt"/>
    </style:style>
    <style:style style:name="P99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100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f96b7" officeooo:paragraph-rsid="00193d71" style:font-size-asian="12pt" style:font-size-complex="12pt"/>
    </style:style>
    <style:style style:name="P101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20851c" officeooo:paragraph-rsid="00193d71" style:font-size-asian="12pt" style:font-size-complex="12pt"/>
    </style:style>
    <style:style style:name="P102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103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fo:font-weight="normal" officeooo:rsid="0034c715" officeooo:paragraph-rsid="00193d71" style:font-size-asian="12pt" style:font-weight-asian="normal" style:font-size-complex="12pt" style:font-weight-complex="normal"/>
    </style:style>
    <style:style style:name="P104" style:family="paragraph" style:parent-style-name="Table_20_Contents">
      <style:paragraph-properties fo:margin-top="0cm" fo:margin-bottom="0cm" loext:contextual-spacing="false" fo:line-height="150%"/>
      <style:text-properties style:font-name="Times New Roman1"/>
    </style:style>
    <style:style style:name="P105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8cf2"/>
    </style:style>
    <style:style style:name="P106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1ed9e1"/>
    </style:style>
    <style:style style:name="P107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officeooo:paragraph-rsid="00217412"/>
    </style:style>
    <style:style style:name="P108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7412"/>
    </style:style>
    <style:style style:name="P109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10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11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1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13" style:family="paragraph" style:parent-style-name="Heading_20_1" style:master-page-name="Index">
      <style:paragraph-properties fo:text-align="justify" style:justify-single-word="false" style:page-number="4"/>
      <style:text-properties style:font-name="Times New Roman1"/>
    </style:style>
    <style:style style:name="P114" style:family="paragraph" style:parent-style-name="Text_20_body" style:list-style-name="L1">
      <style:paragraph-properties fo:text-align="justify" style:justify-single-word="false"/>
      <style:text-properties style:font-name="Times New Roman1" fo:font-size="12pt" officeooo:rsid="00150339" officeooo:paragraph-rsid="00150339" style:font-size-asian="10.5pt" style:font-size-complex="12pt"/>
    </style:style>
    <style:style style:name="P115" style:family="paragraph" style:parent-style-name="Text_20_body" style:list-style-name="L2">
      <style:text-properties style:font-name="Times New Roman1" fo:font-size="13pt" officeooo:rsid="001d5130" officeooo:paragraph-rsid="001d5130" style:font-size-asian="11.3500003814697pt" style:font-size-complex="13pt"/>
    </style:style>
    <style:style style:name="P116" style:family="paragraph" style:parent-style-name="Text_20_body">
      <style:paragraph-properties fo:text-align="justify" style:justify-single-word="false"/>
      <style:text-properties style:font-name="Times New Roman1" fo:font-size="14pt" officeooo:rsid="001b44b5" officeooo:paragraph-rsid="001b44b5" style:font-size-asian="12.25pt" style:font-size-complex="14pt"/>
    </style:style>
    <style:style style:name="P117" style:family="paragraph" style:parent-style-name="Text_20_body">
      <style:paragraph-properties fo:text-align="justify" style:justify-single-word="false"/>
      <style:text-properties style:font-name="Times New Roman1" fo:font-size="14pt" officeooo:rsid="0023e2f6" officeooo:paragraph-rsid="0023e2f6" style:font-size-asian="12.25pt" style:font-size-complex="14pt"/>
    </style:style>
    <style:style style:name="P11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b448"/>
    </style:style>
    <style:style style:name="T2" style:family="text">
      <style:text-properties officeooo:rsid="0011efc5"/>
    </style:style>
    <style:style style:name="T3" style:family="text">
      <style:text-properties officeooo:rsid="0015fc93"/>
    </style:style>
    <style:style style:name="T4" style:family="text">
      <style:text-properties officeooo:rsid="0018feb1"/>
    </style:style>
    <style:style style:name="T5" style:family="text">
      <style:text-properties officeooo:rsid="004da232"/>
    </style:style>
    <style:style style:name="T6" style:family="text">
      <style:text-properties officeooo:rsid="0017a3ad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fo:letter-spacing="normal" fo:font-style="normal" fo:font-weight="normal" officeooo:rsid="00267e0e"/>
    </style:style>
    <style:style style:name="T9" style:family="text">
      <style:text-properties fo:font-variant="normal" fo:text-transform="none" fo:letter-spacing="normal" fo:font-style="normal" fo:font-weight="normal" officeooo:rsid="00297db8"/>
    </style:style>
    <style:style style:name="T10" style:family="text">
      <style:text-properties officeooo:rsid="0019be78"/>
    </style:style>
    <style:style style:name="T11" style:family="text">
      <style:text-properties officeooo:rsid="00473ffb"/>
    </style:style>
    <style:style style:name="T12" style:family="text">
      <style:text-properties officeooo:rsid="001bc4ff"/>
    </style:style>
    <style:style style:name="T13" style:family="text">
      <style:text-properties officeooo:rsid="00477679"/>
    </style:style>
    <style:style style:name="T14" style:family="text">
      <style:text-properties officeooo:rsid="0032ed4e"/>
    </style:style>
    <style:style style:name="T15" style:family="text">
      <style:text-properties officeooo:rsid="001f96b7"/>
    </style:style>
    <style:style style:name="T16" style:family="text">
      <style:text-properties officeooo:rsid="003685c4"/>
    </style:style>
    <style:style style:name="T17" style:family="text">
      <style:text-properties officeooo:rsid="00387f8b"/>
    </style:style>
    <style:style style:name="T18" style:family="text">
      <style:text-properties officeooo:rsid="004ae655"/>
    </style:style>
    <style:style style:name="T19" style:family="text">
      <style:text-properties officeooo:rsid="003dbaa6"/>
    </style:style>
    <style:style style:name="T20" style:family="text">
      <style:text-properties officeooo:rsid="00403781"/>
    </style:style>
    <style:style style:name="T21" style:family="text">
      <style:text-properties officeooo:rsid="0040c8db"/>
    </style:style>
    <style:style style:name="T22" style:family="text">
      <style:text-properties officeooo:rsid="0041cce8"/>
    </style:style>
    <style:style style:name="T23" style:family="text">
      <style:text-properties officeooo:rsid="0042cff6"/>
    </style:style>
    <style:style style:name="T24" style:family="text">
      <style:text-properties officeooo:rsid="001a5946"/>
    </style:style>
    <style:style style:name="T25" style:family="text">
      <style:text-properties officeooo:rsid="001d5130"/>
    </style:style>
    <style:style style:name="T26" style:family="text">
      <style:text-properties fo:font-weight="normal" style:font-size-asian="12pt" style:font-weight-asian="normal" style:font-weight-complex="normal"/>
    </style:style>
    <style:style style:name="T27" style:family="text">
      <style:text-properties fo:font-weight="normal" officeooo:rsid="001d5130" style:font-size-asian="12pt" style:font-weight-asian="normal" style:font-weight-complex="normal"/>
    </style:style>
    <style:style style:name="T28" style:family="text">
      <style:text-properties fo:font-weight="normal" officeooo:rsid="00150339" style:font-size-asian="12pt" style:font-weight-asian="normal" style:font-weight-complex="normal"/>
    </style:style>
    <style:style style:name="T29" style:family="text">
      <style:text-properties fo:font-weight="normal" officeooo:rsid="001417cd" style:font-size-asian="12pt" style:font-weight-asian="normal" style:font-weight-complex="normal"/>
    </style:style>
    <style:style style:name="T30" style:family="text">
      <style:text-properties fo:font-weight="normal" officeooo:rsid="001ed9e1" style:font-weight-asian="normal" style:font-weight-complex="normal"/>
    </style:style>
    <style:style style:name="T31" style:family="text">
      <style:text-properties fo:font-weight="normal" officeooo:rsid="0020d881" style:font-weight-asian="normal" style:font-weight-complex="normal"/>
    </style:style>
    <style:style style:name="T32" style:family="text">
      <style:text-properties fo:font-size="12pt"/>
    </style:style>
    <style:style style:name="T33" style:family="text">
      <style:text-properties fo:font-size="12pt" officeooo:rsid="001ed9e1"/>
    </style:style>
    <style:style style:name="T34" style:family="text">
      <style:text-properties fo:font-size="12pt" officeooo:rsid="0020d881"/>
    </style:style>
    <style:style style:name="T35" style:family="text">
      <style:text-properties fo:font-size="12pt" officeooo:rsid="00217412"/>
    </style:style>
    <style:style style:name="T36" style:family="text">
      <style:text-properties fo:font-size="12pt" officeooo:rsid="001d5130"/>
    </style:style>
    <style:style style:name="T37" style:family="text">
      <style:text-properties fo:font-size="12pt" officeooo:rsid="00218cf2"/>
    </style:style>
    <style:style style:name="T38" style:family="text">
      <style:text-properties fo:font-size="12pt" fo:font-weight="normal" style:font-size-asian="12pt" style:font-weight-asian="normal" style:font-size-complex="12pt" style:font-weight-complex="normal"/>
    </style:style>
    <style:style style:name="T39" style:family="text">
      <style:text-properties fo:font-size="12pt" fo:font-weight="normal" officeooo:rsid="001a5946" style:font-size-asian="12pt" style:font-weight-asian="normal" style:font-size-complex="12pt" style:font-weight-complex="normal"/>
    </style:style>
    <style:style style:name="T40" style:family="text">
      <style:text-properties fo:font-size="12pt" fo:font-weight="normal" officeooo:rsid="002bd441" style:font-size-asian="12pt" style:font-weight-asian="normal" style:font-size-complex="12pt" style:font-weight-complex="normal"/>
    </style:style>
    <style:style style:name="T41" style:family="text">
      <style:text-properties fo:font-weight="bold"/>
    </style:style>
    <style:style style:name="T42" style:family="text">
      <style:text-properties officeooo:rsid="001ed9e1"/>
    </style:style>
    <style:style style:name="T43" style:family="text">
      <style:text-properties officeooo:rsid="002052bd"/>
    </style:style>
    <style:style style:name="T44" style:family="text">
      <style:text-properties officeooo:rsid="0020d881"/>
    </style:style>
    <style:style style:name="T45" style:family="text">
      <style:text-properties officeooo:rsid="00217412"/>
    </style:style>
    <style:style style:name="T46" style:family="text">
      <style:text-properties fo:font-size="13pt"/>
    </style:style>
    <style:style style:name="T47" style:family="text">
      <style:text-properties officeooo:rsid="0021d22b"/>
    </style:style>
    <style:style style:name="T48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ITUTO FEDERAL DE ENSINO, CIÊNCIAS E TECNOLOGIAS DO NORTE DE MINAS GERAIS – CAMPUS JANUÁRIA</text:p>
      <text:p text:style-name="P2"/>
      <text:p text:style-name="P2"/>
      <text:p text:style-name="P2"/>
      <text:p text:style-name="P2"/>
      <text:h text:style-name="P46" text:outline-level="3"/>
      <text:p text:style-name="P3"/>
      <text:p text:style-name="P3"><text:bookmark-start text:name="__RefHeading___Toc918_1585835741"/><text:bookmark text:name="yui_3_17_2_1_1474333262150_276"/>Trabalho I<text:span text:style-name="T4">I</text:span> – Especificação de Software<text:bookmark-end text:name="__RefHeading___Toc918_1585835741"/></text:p>
      <text:p text:style-name="P3">Loja de Roupas: Lamendz Store</text:p>
      <text:p text:style-name="P3"/>
      <text:p text:style-name="P22"/>
      <text:p text:style-name="P24"/>
      <text:p text:style-name="P24"/>
      <text:p text:style-name="P26"/>
      <text:p text:style-name="P26"/>
      <text:p text:style-name="P27">Evandra Almeida Santos</text:p>
      <text:p text:style-name="P26">Mariana Figueiredo da Mota</text:p>
      <text:p text:style-name="P20"/>
      <text:p text:style-name="P5"/>
      <text:p text:style-name="P5"/>
      <text:p text:style-name="P31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28"/>
      <text:p text:style-name="P28"><text:span text:style-name="T1">Outubro</text:span>/2016</text:p>
      <text:p text:style-name="P39">Evandra Almeida Santos </text:p>
      <text:p text:style-name="P32"><text:s/>Mariana Figueiredo da Mota</text:p>
      <text:p text:style-name="P7"/>
      <text:p text:style-name="P7"/>
      <text:p text:style-name="P7"/>
      <text:p text:style-name="P7"/>
      <text:h text:style-name="P47" text:outline-level="3"/>
      <text:h text:style-name="P47" text:outline-level="3"/>
      <text:h text:style-name="P47" text:outline-level="3"/>
      <text:p text:style-name="P3"><text:bookmark text:name="yui_3_17_2_1_1474333262150_2761"/><text:bookmark-start text:name="__RefHeading___Toc920_1585835741"/>Trabalho I<text:span text:style-name="T4">I</text:span> – Especificação de Software<text:bookmark-end text:name="__RefHeading___Toc920_1585835741"/></text:p>
      <text:p text:style-name="P3">Loja de Roupas: Lamendz Store</text:p>
      <text:p text:style-name="P21"/>
      <text:p text:style-name="P23"/>
      <text:p text:style-name="P25"/>
      <text:p text:style-name="P25"/>
      <text:p text:style-name="P25"><text:span text:style-name="T4">Documento de e</text:span>specificação de software para nota parcial da disciplina de Desenvolvimento de Sistemas Corporativos, ministrada pelo professor Petrônio Cândido, do curso Tecnologia em Análise e Desenvolvimento de Sistemas. </text:p>
      <text:p text:style-name="P21"/>
      <text:p text:style-name="P6"/>
      <text:p text:style-name="P8"/>
      <text:p text:style-name="P8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9"><text:span text:style-name="T1">Outubro</text:span>/2016</text:p>
      <text:p text:style-name="P29"/>
      <text:p text:style-name="P29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57"><text:a xlink:type="simple" xlink:href="#__RefHeading___Toc240_1556727364" text:style-name="Index_20_Link" text:visited-style-name="Index_20_Link">1. Documentação Conceitual<text:tab/>4</text:a></text:p>
          <text:p text:style-name="P55"><text:a xlink:type="simple" xlink:href="#__RefHeading___Toc3271_1556727364" text:style-name="Index_20_Link" text:visited-style-name="Index_20_Link">1.1 Minimundo<text:tab/>4</text:a></text:p>
          <text:p text:style-name="P55"><text:a xlink:type="simple" xlink:href="#__RefHeading___Toc3273_1556727364" text:style-name="Index_20_Link" text:visited-style-name="Index_20_Link">1.2 Objetivos<text:tab/>5</text:a></text:p>
          <text:p text:style-name="P112"><text:a xlink:type="simple" xlink:href="#__RefHeading___Toc3275_1556727364" text:style-name="Index_20_Link" text:visited-style-name="Index_20_Link">1.2.1 Objetivos Gerais<text:tab/>5</text:a></text:p>
          <text:p text:style-name="P112"><text:a xlink:type="simple" xlink:href="#__RefHeading___Toc3277_1556727364" text:style-name="Index_20_Link" text:visited-style-name="Index_20_Link">1.2.2 Objetivos Específicos<text:tab/>5</text:a></text:p>
          <text:p text:style-name="P55"><text:a xlink:type="simple" xlink:href="#__RefHeading___Toc1744_1735469436" text:style-name="Index_20_Link" text:visited-style-name="Index_20_Link">1.3 Documentos de Requisitos<text:tab/>6</text:a></text:p>
          <text:p text:style-name="P112"><text:a xlink:type="simple" xlink:href="#__RefHeading___Toc3191_2141621660" text:style-name="Index_20_Link" text:visited-style-name="Index_20_Link">1.3.1 Lista de Requisitos Funcionais<text:tab/>6</text:a></text:p>
          <text:p text:style-name="P112"><text:a xlink:type="simple" xlink:href="#__RefHeading___Toc3193_2141621660" text:style-name="Index_20_Link" text:visited-style-name="Index_20_Link">1.3.2 Lista de Requisitos Não Funcionais<text:tab/>6</text:a></text:p>
          <text:p text:style-name="P112"><text:a xlink:type="simple" xlink:href="#__RefHeading___Toc3195_2141621660" text:style-name="Index_20_Link" text:visited-style-name="Index_20_Link">1.3.3 Tabela de Descrição dos Requisitos<text:tab/>6</text:a></text:p>
          <text:p text:style-name="P55"><text:a xlink:type="simple" xlink:href="#__RefHeading___Toc1746_1735469436" text:style-name="Index_20_Link" text:visited-style-name="Index_20_Link">1.4 Modelagem Conceitual (DER)<text:tab/>10</text:a></text:p>
          <text:p text:style-name="P55"><text:a xlink:type="simple" xlink:href="#__RefHeading___Toc1748_1735469436" text:style-name="Index_20_Link" text:visited-style-name="Index_20_Link">1.5 Diagrama de Pacotes UML<text:tab/>11</text:a></text:p>
          <text:p text:style-name="P55"><text:a xlink:type="simple" xlink:href="#__RefHeading___Toc1750_1735469436" text:style-name="Index_20_Link" text:visited-style-name="Index_20_Link">1.6 Documentos de Caso de Uso<text:tab/>12</text:a></text:p>
          <text:p text:style-name="P112"><text:a xlink:type="simple" xlink:href="#__RefHeading___Toc1993_946302212" text:style-name="Index_20_Link" text:visited-style-name="Index_20_Link">1.6.1 Diagrama de Sistema<text:tab/>12</text:a></text:p>
          <text:p text:style-name="P112"><text:a xlink:type="simple" xlink:href="#__RefHeading___Toc1995_946302212" text:style-name="Index_20_Link" text:visited-style-name="Index_20_Link">1.6.2 Diagrama de caso de uso de 2º Nível<text:tab/>14</text:a></text:p>
          <text:p text:style-name="P112"><text:a xlink:type="simple" xlink:href="#__RefHeading___Toc1752_1735469436" text:style-name="Index_20_Link" text:visited-style-name="Index_20_Link">1.6.3 Descrição de Caso de Uso<text:tab/>16</text:a></text:p>
          <text:p text:style-name="P55"><text:a xlink:type="simple" xlink:href="#__RefHeading___Toc1754_1735469436" text:style-name="Index_20_Link" text:visited-style-name="Index_20_Link">1.7 Protótipos de Telas<text:tab/>24</text:a></text:p>
          <text:p text:style-name="P112"><text:a xlink:type="simple" xlink:href="#__RefHeading___Toc1756_1735469436" text:style-name="Index_20_Link" text:visited-style-name="Index_20_Link">1.7.1 Login<text:tab/>24</text:a></text:p>
          <text:p text:style-name="P112"><text:a xlink:type="simple" xlink:href="#__RefHeading___Toc1758_1735469436" text:style-name="Index_20_Link" text:visited-style-name="Index_20_Link">1.7.2 Cadastrar Funcionário<text:tab/>25</text:a></text:p>
          <text:p text:style-name="P112"><text:a xlink:type="simple" xlink:href="#__RefHeading___Toc1760_1735469436" text:style-name="Index_20_Link" text:visited-style-name="Index_20_Link">1.7.3 Cadastrar Fornecedor<text:tab/>26</text:a></text:p>
          <text:p text:style-name="P112"><text:a xlink:type="simple" xlink:href="#__RefHeading___Toc1762_1735469436" text:style-name="Index_20_Link" text:visited-style-name="Index_20_Link">1.7.4 Cadastrar Produtos<text:tab/>27</text:a></text:p>
          <text:p text:style-name="P112"><text:a xlink:type="simple" xlink:href="#__RefHeading___Toc1764_1735469436" text:style-name="Index_20_Link" text:visited-style-name="Index_20_Link">1.7.5 Realizar Venda<text:tab/>27</text:a></text:p>
          <text:p text:style-name="P112"><text:a xlink:type="simple" xlink:href="#__RefHeading___Toc1766_1735469436" text:style-name="Index_20_Link" text:visited-style-name="Index_20_Link">1.7.6 Forma e meio de pagamento<text:tab/>28</text:a></text:p>
          <text:p text:style-name="P112"><text:a xlink:type="simple" xlink:href="#__RefHeading___Toc1768_1735469436" text:style-name="Index_20_Link" text:visited-style-name="Index_20_Link">1.7.7 Cadastrar Cliente<text:tab/>28</text:a></text:p>
          <text:p text:style-name="P112"><text:a xlink:type="simple" xlink:href="#__RefHeading___Toc1770_1735469436" text:style-name="Index_20_Link" text:visited-style-name="Index_20_Link">1.7.8 Contas em Débito<text:tab/>29</text:a></text:p>
          <text:p text:style-name="P112"><text:a xlink:type="simple" xlink:href="#__RefHeading___Toc1772_1735469436" text:style-name="Index_20_Link" text:visited-style-name="Index_20_Link">1.7.9 Estoque<text:tab/>29</text:a></text:p>
          <text:p text:style-name="P57"><text:a xlink:type="simple" xlink:href="#__RefHeading___Toc2001_946302212" text:style-name="Index_20_Link" text:visited-style-name="Index_20_Link">2. Documentação Técnica<text:tab/>30</text:a></text:p>
        </text:index-body>
      </text:table-of-content>
      <text:p text:style-name="P30"/>
      <text:h text:style-name="P113" text:outline-level="1"><text:bookmark-start text:name="__RefHeading___Toc240_1556727364"/><text:span text:style-name="T48">1.</text:span> <text:span text:style-name="T48">Documentação Conceitual</text:span> <text:bookmark-end text:name="__RefHeading___Toc240_1556727364"/></text:h>
      <text:h text:style-name="P56" text:outline-level="2"><text:bookmark-start text:name="__RefHeading___Toc3271_1556727364"/>1.1 Minimundo<text:bookmark-end text:name="__RefHeading___Toc3271_1556727364"/></text:h>
      <text:p text:style-name="P14">Na loja de roupas LAMENDZ STORE, situada na cidade de Januária no estado de Minas Gerais, o administrador da loja compra os produtos do fornecedor e coloca o preço nos produtos para vender na loja, faz as anotações para ter um controle no estoque e o expõe. O cliente chega à loja e olha os produtos, caso se interessar por algum produto e quiser comprar, o cliente irá escolher a forma de pagamento (à vista ou a prazo) e o meio de pagamento (dinheiro, cartão, cheque, etc). Logo após o vendedor <text:span text:style-name="T2">finalizará</text:span> a compra e <text:span text:style-name="T2">entregará</text:span> o produto e a nota fiscal para o cliente. Caso o cliente tenha comprado a prazo no crediário, uma vez ao mês ele <text:span text:style-name="T2">retornará</text:span> à loja para pagar as prestações até que conclua o pagamento do produto.</text:p>
      <text:h text:style-name="P40" text:outline-level="2"><text:bookmark-start text:name="__RefHeading___Toc3273_1556727364"/>1.2 Objetivos<text:bookmark-end text:name="__RefHeading___Toc3273_1556727364"/></text:h>
      <text:h text:style-name="P49" text:outline-level="3"><text:bookmark-start text:name="__RefHeading___Toc3275_1556727364"/>1.2.1 Objetivos Gerais<text:bookmark-end text:name="__RefHeading___Toc3275_1556727364"/></text:h>
      <text:p text:style-name="P18">Sistema para auxiliar a loja de roupas <text:span text:style-name="T26">Lamendz Store. É esperado que o sistema auxilie o gerenciamento da loja, controlando o estoque, as vendas, </text:span><text:span text:style-name="T28">os clientes em débito com a loja,</text:span><text:span text:style-name="T26"> cadastro de funcionários, clientes, produtos e fornecedores. </text:span><text:span text:style-name="T29">O sistema deverá ser ágil e ter confiabilidade</text:span><text:span text:style-name="T27"> </text:span><text:span text:style-name="T29">nas informações, para não haver aborrecimento entre os clientes e funcionários. </text:span></text:p>
      <text:p text:style-name="P15"/>
      <text:h text:style-name="P50" text:outline-level="3"><text:bookmark-start text:name="__RefHeading___Toc3277_1556727364"/>1.2.2 Objetivos Específicos<text:bookmark-end text:name="__RefHeading___Toc3277_1556727364"/></text:h>
      <text:list xml:id="list9056611808191895239" text:style-name="L1">
        <text:list-item>
          <text:p text:style-name="P114">Controlar estoque.</text:p>
        </text:list-item>
        <text:list-item>
          <text:p text:style-name="P114">Controlar vendas.</text:p>
        </text:list-item>
        <text:list-item>
          <text:p text:style-name="P114">Controlar cadastro de funcionários, clientes e fornecedores.</text:p>
        </text:list-item>
        <text:list-item>
          <text:p text:style-name="P114">Controlar clientes em débito com a loja.</text:p>
        </text:list-item>
        <text:list-item>
          <text:p text:style-name="P114">Gerar nota fiscal da venda do(s) produto(s).</text:p>
        </text:list-item>
      </text:list>
      <text:h text:style-name="P42" text:outline-level="2"><text:bookmark-start text:name="__RefHeading___Toc1744_1735469436"/><text:span text:style-name="T3">1.</text:span>3 Documentos de Requisitos<text:bookmark-end text:name="__RefHeading___Toc1744_1735469436"/></text:h>
      <text:h text:style-name="P48" text:outline-level="3"><text:bookmark-start text:name="__RefHeading___Toc3191_2141621660"/>1.3.1 Lista de Requisitos Funcionais<text:bookmark-end text:name="__RefHeading___Toc3191_2141621660"/></text:h>
      <text:list xml:id="list639807792405091443" text:style-name="L2">
        <text:list-item>
          <text:p text:style-name="P115">Cadastrar Produtos</text:p>
        </text:list-item>
        <text:list-item>
          <text:p text:style-name="P115">Cadastrar Fornecedores</text:p>
        </text:list-item>
        <text:list-item>
          <text:p text:style-name="P115">Cadastrar Clientes</text:p>
        </text:list-item>
        <text:list-item>
          <text:p text:style-name="P115">Cadastrar Funcionário</text:p>
        </text:list-item>
        <text:list-item>
          <text:p text:style-name="P115">Listar Estoque</text:p>
        </text:list-item>
        <text:list-item>
          <text:p text:style-name="P115">Realizar Venda</text:p>
        </text:list-item>
        <text:list-item>
          <text:p text:style-name="P115">Listar Clientes em Débito</text:p>
        </text:list-item>
      </text:list>
      <text:p text:style-name="P9"/>
      <text:h text:style-name="P51" text:outline-level="3"><text:bookmark-start text:name="__RefHeading___Toc3193_2141621660"/>1.3.2 Lista de Requisitos Não Funcionais<text:bookmark-end text:name="__RefHeading___Toc3193_2141621660"/></text:h>
      <text:p text:style-name="P19">NF1.1 Controle de Acesso.</text:p>
      <text:p text:style-name="P19">NF2.1 Controle de Acesso.</text:p>
      <text:p text:style-name="P19">NF3.1 Controle de Acesso.</text:p>
      <text:p text:style-name="P19">NF4.1 Controle de Acesso.</text:p>
      <text:p text:style-name="P19">NF5.1 Identificação dos Produtos.</text:p>
      <text:p text:style-name="P19">NF6.1 Tempo de Operação.</text:p>
      <text:p text:style-name="P19">NF7.1 Identificação dos Clientes em Débitos.</text:p>
      <text:p text:style-name="P19"/>
      <text:h text:style-name="P48" text:outline-level="3"><text:bookmark-start text:name="__RefHeading___Toc3195_2141621660"/>1.3.<text:span text:style-name="T47">3</text:span> Tabela de Descrição dos Requisitos<text:bookmark-end text:name="__RefHeading___Toc3195_2141621660"/></text:h>
      <table:table table:name="Tabela16" table:style-name="Tabela16">
        <table:table-column table:style-name="Tabela16.A"/>
        <table:table-column table:style-name="Tabela16.B" table:number-columns-repeated="3"/>
        <table:table-column table:style-name="Tabela16.A"/>
        <table:table-row>
          <table:table-cell table:style-name="Tabela16.A1" table:number-columns-spanned="5" office:value-type="string">
            <text:p text:style-name="P87">F1<text:span text:style-name="T43"> – </text:span>Cadastrar Produtos <text:s text:c="88"/><text:span text:style-name="T25">( )</text:span> oculto</text:p>
            <text:p text:style-name="P104"><text:span text:style-name="T32">Descrição: O sistema deve permitir o cadastro de produtos. Abrangerá as funções de </text:span><text:span text:style-name="T37">cadastro e voltar a página anterior</text:span><text:span text:style-name="T32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table:number-columns-spanned="5" office:value-type="string">
            <text:p text:style-name="P92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office:value-type="string">
            <text:p text:style-name="P92">Nome</text:p>
          </table:table-cell>
          <table:table-cell table:style-name="Tabela16.B3" office:value-type="string">
            <text:p text:style-name="P92">Descrição</text:p>
          </table:table-cell>
          <table:table-cell table:style-name="Tabela16.B3" office:value-type="string">
            <text:p text:style-name="P92">Categoria</text:p>
          </table:table-cell>
          <table:table-cell table:style-name="Tabela16.B3" office:value-type="string">
            <text:p text:style-name="P92">Desejável</text:p>
          </table:table-cell>
          <table:table-cell table:style-name="Tabela16.B3" office:value-type="string">
            <text:p text:style-name="P92">Permanente</text:p>
          </table:table-cell>
        </table:table-row>
        <table:table-row>
          <table:table-cell table:style-name="Tabela16.A2" office:value-type="string">
            <text:p text:style-name="P95">NF 1.1 Controle de Acesso.</text:p>
          </table:table-cell>
          <table:table-cell table:style-name="Tabela16.B3" office:value-type="string">
            <text:p text:style-name="P89"><text:span text:style-name="T44">Somente funcionário cadastrado poderá</text:span> realizar o <text:soft-page-break/>cadastro do produto.</text:p>
          </table:table-cell>
          <table:table-cell table:style-name="Tabela16.B3" office:value-type="string">
            <text:p text:style-name="P86">Segurança</text:p>
          </table:table-cell>
          <table:table-cell table:style-name="Tabela16.B3" office:value-type="string">
            <text:p text:style-name="P86">(<text:span text:style-name="T41"> <text:s/></text:span>)</text:p>
          </table:table-cell>
          <table:table-cell table:style-name="Tabela16.B3" office:value-type="string">
            <text:p text:style-name="P86">(<text:span text:style-name="T30">X</text:span>)</text:p>
          </table:table-cell>
        </table:table-row>
      </table:table>
      <text:p text:style-name="P11"/>
      <table:table table:name="Tabela17" table:style-name="Tabela17">
        <table:table-column table:style-name="Tabela17.A"/>
        <table:table-column table:style-name="Tabela17.B" table:number-columns-repeated="3"/>
        <table:table-column table:style-name="Tabela17.A"/>
        <table:table-row>
          <table:table-cell table:style-name="Tabela17.A1" table:number-columns-spanned="5" office:value-type="string">
            <text:p text:style-name="P88">F<text:span text:style-name="T42">2 – </text:span>Cadastrar <text:span text:style-name="T42">Fornecedores</text:span> <text:s text:c="81"/><text:span text:style-name="T25">( )</text:span> oculto</text:p>
            <text:p text:style-name="P105"><text:span text:style-name="T32">Descrição: O sistema deve permitir o cadastro d</text:span><text:span text:style-name="T33">os fornecedores</text:span><text:span text:style-name="T32">. Abrangerá as funções de </text:span><text:span text:style-name="T37">cadastro e voltar a página anterior</text:span><text:span text:style-name="T32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table:number-columns-spanned="5" office:value-type="string">
            <text:p text:style-name="P93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office:value-type="string">
            <text:p text:style-name="P93">Nome</text:p>
          </table:table-cell>
          <table:table-cell table:style-name="Tabela17.B3" office:value-type="string">
            <text:p text:style-name="P93">Descrição</text:p>
          </table:table-cell>
          <table:table-cell table:style-name="Tabela17.B3" office:value-type="string">
            <text:p text:style-name="P93">Categoria</text:p>
          </table:table-cell>
          <table:table-cell table:style-name="Tabela17.B3" office:value-type="string">
            <text:p text:style-name="P93">Desejável</text:p>
          </table:table-cell>
          <table:table-cell table:style-name="Tabela17.B3" office:value-type="string">
            <text:p text:style-name="P93">Permanente</text:p>
          </table:table-cell>
        </table:table-row>
        <table:table-row>
          <table:table-cell table:style-name="Tabela17.A2" office:value-type="string">
            <text:p text:style-name="P95">NF 2.1 Controle de Acesso.</text:p>
          </table:table-cell>
          <table:table-cell table:style-name="Tabela17.B3" office:value-type="string">
            <text:p text:style-name="P90">Somente o <text:span text:style-name="T44">gerente cadastrado</text:span> poderá realizar o cadastro do <text:span text:style-name="T42">fornecedor</text:span>.</text:p>
          </table:table-cell>
          <table:table-cell table:style-name="Tabela17.B3" office:value-type="string">
            <text:p text:style-name="P90">Segurança</text:p>
          </table:table-cell>
          <table:table-cell table:style-name="Tabela17.B3" office:value-type="string">
            <text:p text:style-name="P90">(<text:span text:style-name="T41"> <text:s/></text:span>)</text:p>
          </table:table-cell>
          <table:table-cell table:style-name="Tabela17.B3" office:value-type="string">
            <text:p text:style-name="P90">(<text:span text:style-name="T30">X</text:span>)</text:p>
          </table:table-cell>
        </table:table-row>
      </table:table>
      <text:p text:style-name="P35"/>
      <text:p text:style-name="P35"/>
      <table:table table:name="Tabela18" table:style-name="Tabela18">
        <table:table-column table:style-name="Tabela18.A"/>
        <table:table-column table:style-name="Tabela18.B" table:number-columns-repeated="3"/>
        <table:table-column table:style-name="Tabela18.A"/>
        <table:table-row>
          <table:table-cell table:style-name="Tabela18.A1" table:number-columns-spanned="5" office:value-type="string">
            <text:p text:style-name="P88">F<text:span text:style-name="T42">3 – </text:span>Cadastrar <text:span text:style-name="T44">Clientes</text:span> <text:s text:c="81"/><text:span text:style-name="T25">( )</text:span> oculto</text:p>
            <text:p text:style-name="P105"><text:span text:style-name="T32">Descrição: O sistema deve permitir o cadastro d</text:span><text:span text:style-name="T33">os </text:span><text:span text:style-name="T34">clie</text:span><text:span text:style-name="T35">n</text:span><text:span text:style-name="T34">tes</text:span><text:span text:style-name="T32">. Abrangerá as funções de </text:span><text:span text:style-name="T37">cadastro e voltar a página anterior</text:span><text:span text:style-name="T32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93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office:value-type="string">
            <text:p text:style-name="P93">Nome</text:p>
          </table:table-cell>
          <table:table-cell table:style-name="Tabela18.B3" office:value-type="string">
            <text:p text:style-name="P93">Descrição</text:p>
          </table:table-cell>
          <table:table-cell table:style-name="Tabela18.B3" office:value-type="string">
            <text:p text:style-name="P93">Categoria</text:p>
          </table:table-cell>
          <table:table-cell table:style-name="Tabela18.B3" office:value-type="string">
            <text:p text:style-name="P93">Desejável</text:p>
          </table:table-cell>
          <table:table-cell table:style-name="Tabela18.B3" office:value-type="string">
            <text:p text:style-name="P93">Permanente</text:p>
          </table:table-cell>
        </table:table-row>
        <table:table-row>
          <table:table-cell table:style-name="Tabela18.A2" office:value-type="string">
            <text:p text:style-name="P95">NF 3.1 Controle de Acesso.</text:p>
          </table:table-cell>
          <table:table-cell table:style-name="Tabela18.B3" office:value-type="string">
            <text:p text:style-name="P90"><text:span text:style-name="T44">Somente funcionário cadastrado poderá</text:span> realizar o cadastro do <text:span text:style-name="T44">cliente</text:span>.</text:p>
          </table:table-cell>
          <table:table-cell table:style-name="Tabela18.B3" office:value-type="string">
            <text:p text:style-name="P90">Segurança</text:p>
          </table:table-cell>
          <table:table-cell table:style-name="Tabela18.B3" office:value-type="string">
            <text:p text:style-name="P90">(<text:span text:style-name="T41"> <text:s/></text:span>)</text:p>
          </table:table-cell>
          <table:table-cell table:style-name="Tabela18.B3" office:value-type="string">
            <text:p text:style-name="P90">(<text:span text:style-name="T30">X</text:span>)</text:p>
          </table:table-cell>
        </table:table-row>
      </table:table>
      <text:p text:style-name="P35"/>
      <text:p text:style-name="P35"/>
      <table:table table:name="Tabela19" table:style-name="Tabela19">
        <table:table-column table:style-name="Tabela19.A"/>
        <table:table-column table:style-name="Tabela19.B" table:number-columns-repeated="3"/>
        <table:table-column table:style-name="Tabela19.A"/>
        <table:table-row>
          <table:table-cell table:style-name="Tabela19.A1" table:number-columns-spanned="5" office:value-type="string">
            <text:p text:style-name="P88">F<text:span text:style-name="T42">4 – </text:span>Cadastrar <text:span text:style-name="T44">Funcionários</text:span> <text:s text:c="81"/><text:span text:style-name="T25">( )</text:span> oculto</text:p>
            <text:p text:style-name="P105"><text:span text:style-name="T32">Descrição: O sistema deve permitir o cadastro d</text:span><text:span text:style-name="T33">os </text:span><text:span text:style-name="T34">funcionários</text:span><text:span text:style-name="T32">. Abrangerá as funções de </text:span><text:span text:style-name="T37">cadastro e voltar a página anterior</text:span><text:span text:style-name="T32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93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office:value-type="string">
            <text:p text:style-name="P93">Nome</text:p>
          </table:table-cell>
          <table:table-cell table:style-name="Tabela19.B3" office:value-type="string">
            <text:p text:style-name="P93">Descrição</text:p>
          </table:table-cell>
          <table:table-cell table:style-name="Tabela19.B3" office:value-type="string">
            <text:p text:style-name="P93">Categoria</text:p>
          </table:table-cell>
          <table:table-cell table:style-name="Tabela19.B3" office:value-type="string">
            <text:p text:style-name="P93">Desejável</text:p>
          </table:table-cell>
          <table:table-cell table:style-name="Tabela19.B3" office:value-type="string">
            <text:p text:style-name="P93">Permanente</text:p>
          </table:table-cell>
        </table:table-row>
        <table:table-row>
          <table:table-cell table:style-name="Tabela19.A2" office:value-type="string">
            <text:p text:style-name="P95">NF 4.1 Controle de Acesso.</text:p>
          </table:table-cell>
          <table:table-cell table:style-name="Tabela19.B3" office:value-type="string">
            <text:p text:style-name="P89"><text:span text:style-name="T44">Somente o gerente </text:span><text:soft-page-break/><text:span text:style-name="T44">cadastrado poderá</text:span> realizar o cadastro do <text:span text:style-name="T44">funcionário</text:span>.</text:p>
          </table:table-cell>
          <table:table-cell table:style-name="Tabela19.B3" office:value-type="string">
            <text:p text:style-name="P90">Segurança</text:p>
          </table:table-cell>
          <table:table-cell table:style-name="Tabela19.B3" office:value-type="string">
            <text:p text:style-name="P90">(<text:span text:style-name="T41"> <text:s/></text:span>)</text:p>
          </table:table-cell>
          <table:table-cell table:style-name="Tabela19.B3" office:value-type="string">
            <text:p text:style-name="P90">(<text:span text:style-name="T30">X</text:span>)</text:p>
          </table:table-cell>
        </table:table-row>
      </table:table>
      <text:p text:style-name="P35"/>
      <text:p text:style-name="P35"/>
      <table:table table:name="Tabela20" table:style-name="Tabela20">
        <table:table-column table:style-name="Tabela20.A"/>
        <table:table-column table:style-name="Tabela20.B"/>
        <table:table-column table:style-name="Tabela20.C" table:number-columns-repeated="2"/>
        <table:table-column table:style-name="Tabela20.E"/>
        <table:table-row>
          <table:table-cell table:style-name="Tabela20.A1" table:number-columns-spanned="5" office:value-type="string">
            <text:p text:style-name="P88">F<text:span text:style-name="T42">5 – Listar Estoque <text:s text:c="14"/></text:span><text:s text:c="82"/><text:span text:style-name="T25">( )</text:span> oculto</text:p>
            <text:p text:style-name="P106"><text:span text:style-name="T32">Descrição: O sistema deve permitir </text:span><text:span text:style-name="T34">a visualização dos produtos cadastrados no estoque</text:span><text:span text:style-name="T32">. Abrangerá as funções de </text:span><text:span text:style-name="T37">visualizar o estoque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93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office:value-type="string">
            <text:p text:style-name="P93">Nome</text:p>
          </table:table-cell>
          <table:table-cell table:style-name="Tabela20.B3" office:value-type="string">
            <text:p text:style-name="P93">Descrição</text:p>
          </table:table-cell>
          <table:table-cell table:style-name="Tabela20.B3" office:value-type="string">
            <text:p text:style-name="P93">Categoria</text:p>
          </table:table-cell>
          <table:table-cell table:style-name="Tabela20.B3" office:value-type="string">
            <text:p text:style-name="P93">Desejável</text:p>
          </table:table-cell>
          <table:table-cell table:style-name="Tabela20.B3" office:value-type="string">
            <text:p text:style-name="P93">Permanente</text:p>
          </table:table-cell>
        </table:table-row>
        <table:table-row>
          <table:table-cell table:style-name="Tabela20.A2" office:value-type="string">
            <text:p text:style-name="P109">NF <text:span text:style-name="T47">5</text:span>.1 Identificação dos Produtos.</text:p>
            <text:p text:style-name="P90"/>
          </table:table-cell>
          <table:table-cell table:style-name="Tabela20.B3" office:value-type="string">
            <text:p text:style-name="P91"><text:span text:style-name="T44">Somente funcionário cadastrado poderá</text:span> realizar <text:span text:style-name="T45">a consulta no estoque</text:span>.</text:p>
          </table:table-cell>
          <table:table-cell table:style-name="Tabela20.B3" office:value-type="string">
            <text:p text:style-name="P90">Segurança</text:p>
          </table:table-cell>
          <table:table-cell table:style-name="Tabela20.B3" office:value-type="string">
            <text:p text:style-name="P90">(<text:span text:style-name="T31"> <text:s/></text:span>)</text:p>
          </table:table-cell>
          <table:table-cell table:style-name="Tabela20.B3" office:value-type="string">
            <text:p text:style-name="P90">(<text:span text:style-name="T31">X</text:span>)</text:p>
          </table:table-cell>
        </table:table-row>
      </table:table>
      <text:p text:style-name="P35"/>
      <text:p text:style-name="P36"/>
      <table:table table:name="Tabela22" table:style-name="Tabela22">
        <table:table-column table:style-name="Tabela22.A"/>
        <table:table-column table:style-name="Tabela22.B" table:number-columns-repeated="3"/>
        <table:table-column table:style-name="Tabela22.A"/>
        <table:table-row>
          <table:table-cell table:style-name="Tabela22.A1" table:number-columns-spanned="5" office:value-type="string">
            <text:p text:style-name="P107"><text:span text:style-name="T32">F</text:span><text:span text:style-name="T35">6 </text:span><text:span text:style-name="T33">– </text:span><text:span text:style-name="T35">Realizar Venda</text:span><text:span text:style-name="T46"> </text:span><text:span text:style-name="T32"><text:s text:c="74"/></text:span><text:span text:style-name="T36">( )</text:span><text:span text:style-name="T32"> oculto</text:span></text:p>
            <text:p text:style-name="P108"><text:span text:style-name="T32">Descrição: O sistema deve permitir </text:span><text:span text:style-name="T35">a venda de um produto que tenha na loja</text:span><text:span text:style-name="T32">. Abrangerá as funções de </text:span><text:span text:style-name="T37">adicionar novo produto na compra, encerrar compra,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table:number-columns-spanned="5" office:value-type="string">
            <text:p text:style-name="P94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office:value-type="string">
            <text:p text:style-name="P94">Nome</text:p>
          </table:table-cell>
          <table:table-cell table:style-name="Tabela22.B3" office:value-type="string">
            <text:p text:style-name="P94">Descrição</text:p>
          </table:table-cell>
          <table:table-cell table:style-name="Tabela22.B3" office:value-type="string">
            <text:p text:style-name="P94">Categoria</text:p>
          </table:table-cell>
          <table:table-cell table:style-name="Tabela22.B3" office:value-type="string">
            <text:p text:style-name="P94">Desejável</text:p>
          </table:table-cell>
          <table:table-cell table:style-name="Tabela22.B3" office:value-type="string">
            <text:p text:style-name="P94">Permanente</text:p>
          </table:table-cell>
        </table:table-row>
        <table:table-row>
          <table:table-cell table:style-name="Tabela22.A2" office:value-type="string">
            <text:p text:style-name="P110">NF <text:span text:style-name="T47">6</text:span>.1 Tempo de Operação</text:p>
            <text:p text:style-name="P91"/>
          </table:table-cell>
          <table:table-cell table:style-name="Tabela22.B3" office:value-type="string">
            <text:p text:style-name="P91"><text:span text:style-name="T44">Somente funcionário cadastrado poderá</text:span> realizar <text:span text:style-name="T45">a venda.</text:span></text:p>
          </table:table-cell>
          <table:table-cell table:style-name="Tabela22.B3" office:value-type="string">
            <text:p text:style-name="P91">Segurança</text:p>
          </table:table-cell>
          <table:table-cell table:style-name="Tabela22.B3" office:value-type="string">
            <text:p text:style-name="P91">(<text:span text:style-name="T41"> <text:s/></text:span>)</text:p>
          </table:table-cell>
          <table:table-cell table:style-name="Tabela22.B3" office:value-type="string">
            <text:p text:style-name="P91">(<text:span text:style-name="T30">X</text:span>)</text:p>
          </table:table-cell>
        </table:table-row>
      </table:table>
      <text:p text:style-name="P36"/>
      <text:p text:style-name="P36"/>
      <table:table table:name="Tabela21" table:style-name="Tabela21">
        <table:table-column table:style-name="Tabela21.A"/>
        <table:table-column table:style-name="Tabela21.B" table:number-columns-repeated="3"/>
        <table:table-column table:style-name="Tabela21.A"/>
        <table:table-row>
          <table:table-cell table:style-name="Tabela21.A1" table:number-columns-spanned="5" office:value-type="string">
            <text:p text:style-name="P107"><text:span text:style-name="T32">F</text:span><text:span text:style-name="T35">7</text:span><text:span text:style-name="T33"> – </text:span><text:span text:style-name="T46">Listar Clientes em Débito </text:span><text:span text:style-name="T32"><text:s text:c="74"/></text:span><text:span text:style-name="T36">( )</text:span><text:span text:style-name="T32"> oculto</text:span></text:p>
            <text:p text:style-name="P106"><text:span text:style-name="T32">Descrição: O sistema deve permitir </text:span><text:span text:style-name="T35">a consulta de clientes que estão em débito com a loja</text:span><text:span text:style-name="T32">. Abrangerá as funções de </text:span><text:span text:style-name="T37">pesquisar pelo nome do cliente, listar todos, e voltar a página anterior.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a21.A2" table:number-columns-spanned="5" office:value-type="string">
            <text:p text:style-name="P93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office:value-type="string">
            <text:p text:style-name="P93">Nome</text:p>
          </table:table-cell>
          <table:table-cell table:style-name="Tabela21.B3" office:value-type="string">
            <text:p text:style-name="P93">Descrição</text:p>
          </table:table-cell>
          <table:table-cell table:style-name="Tabela21.B3" office:value-type="string">
            <text:p text:style-name="P93">Categoria</text:p>
          </table:table-cell>
          <table:table-cell table:style-name="Tabela21.B3" office:value-type="string">
            <text:p text:style-name="P93">Desejável</text:p>
          </table:table-cell>
          <table:table-cell table:style-name="Tabela21.B3" office:value-type="string">
            <text:p text:style-name="P93">Permanente</text:p>
          </table:table-cell>
        </table:table-row>
        <table:table-row>
          <table:table-cell table:style-name="Tabela21.A2" office:value-type="string">
            <text:p text:style-name="P109">NF <text:span text:style-name="T47">7</text:span>.1 Identificação dos <text:span text:style-name="T47">Clientes em Débito.</text:span></text:p>
            <text:p text:style-name="P90"/>
          </table:table-cell>
          <table:table-cell table:style-name="Tabela21.B3" office:value-type="string">
            <text:p text:style-name="P91"><text:span text:style-name="T44">Somente funcionário cadastrado poderá</text:span> realizar <text:span text:style-name="T45">a consulta dos clientes em débito.</text:span></text:p>
          </table:table-cell>
          <table:table-cell table:style-name="Tabela21.B3" office:value-type="string">
            <text:p text:style-name="P90">Segurança</text:p>
          </table:table-cell>
          <table:table-cell table:style-name="Tabela21.B3" office:value-type="string">
            <text:p text:style-name="P90">(<text:span text:style-name="T41"> <text:s/></text:span>)</text:p>
          </table:table-cell>
          <table:table-cell table:style-name="Tabela21.B3" office:value-type="string">
            <text:p text:style-name="P90">(<text:span text:style-name="T30">X</text:span>)</text:p>
          </table:table-cell>
        </table:table-row>
      </table:table>
      <text:p text:style-name="P35"/>
      <text:p text:style-name="P35"/>
      <text:p text:style-name="P35"/>
      <text:p text:style-name="P37"/>
      <text:p text:style-name="P37"/>
      <text:p text:style-name="P37"/>
      <text:p text:style-name="P37"/>
      <text:p text:style-name="P37"/>
      <text:h text:style-name="P43" text:outline-level="2"><text:bookmark-start text:name="__RefHeading___Toc1746_1735469436"/>1.4 Modelagem Conceitual (DER)<text:bookmark-end text:name="__RefHeading___Toc1746_1735469436"/></text:h>
      <text:p text:style-name="P12"/>
      <text:h text:style-name="P42" text:outline-level="2"><text:bookmark-start text:name="__RefHeading___Toc1748_1735469436"/>1.5 Diagrama de Pacotes UML<text:bookmark-end text:name="__RefHeading___Toc1748_1735469436"/></text:h>
      <text:p text:style-name="P10"/>
      <text:h text:style-name="P44" text:outline-level="2"><text:bookmark-start text:name="__RefHeading___Toc1750_1735469436"/>1.6 Documentos de Caso de Uso<text:bookmark-end text:name="__RefHeading___Toc1750_1735469436"/></text:h>
      <text:h text:style-name="P52" text:outline-level="3"><text:bookmark-start text:name="__RefHeading___Toc1993_946302212"/>1.6.1 Diagrama <text:span text:style-name="T4">de Sistema</text:span><text:bookmark-end text:name="__RefHeading___Toc1993_946302212"/></text:h>
      <text:p text:style-name="P12"><draw:frame draw:style-name="fr1" draw:name="Figura10" text:anchor-type="paragraph" svg:width="14.42cm" svg:height="21.05cm" draw:z-index="9"><draw:image xlink:href="Pictures/1000020100000221000003BA378D87BC736E18F3.png" xlink:type="simple" xlink:show="embed" xlink:actuate="onLoad"/></draw:frame></text:p>
      <text:h text:style-name="P52" text:outline-level="3"><text:bookmark-start text:name="__RefHeading___Toc1995_946302212"/><text:soft-page-break/>1.6.2 <text:span text:style-name="T4">Diagrama de caso de uso de 2º Nível</text:span><text:bookmark-end text:name="__RefHeading___Toc1995_946302212"/></text:h>
      <text:p text:style-name="P12"><draw:frame draw:style-name="fr1" draw:name="Figura11" text:anchor-type="paragraph" svg:width="17cm" svg:height="5.775cm" draw:z-index="10"><draw:image xlink:href="Pictures/10000201000002D1000000F5372C9E50407750AC.png" xlink:type="simple" xlink:show="embed" xlink:actuate="onLoad"/></draw:frame></text:p>
      <text:p text:style-name="P12"><draw:frame draw:style-name="fr1" draw:name="Figura12" text:anchor-type="paragraph" svg:width="17cm" svg:height="7.285cm" draw:z-index="11"><draw:image xlink:href="Pictures/10000201000002D100000135D8E02101D3221929.png" xlink:type="simple" xlink:show="embed" xlink:actuate="onLoad"/></draw:frame></text:p>
      <text:p text:style-name="P12"><draw:frame draw:style-name="fr1" draw:name="Figura13" text:anchor-type="paragraph" svg:width="17cm" svg:height="7.001cm" draw:z-index="12"><draw:image xlink:href="Pictures/10000201000002D100000129545B4299AF78E44E.png" xlink:type="simple" xlink:show="embed" xlink:actuate="onLoad"/></draw:frame></text:p>
      <text:p text:style-name="P12"><draw:frame draw:style-name="fr1" draw:name="Figura14" text:anchor-type="paragraph" svg:width="17cm" svg:height="5.163cm" draw:z-index="13"><draw:image xlink:href="Pictures/10000201000002D1000000DBFBF379C036592506.png" xlink:type="simple" xlink:show="embed" xlink:actuate="onLoad"/></draw:frame><text:soft-page-break/></text:p>
      <text:p text:style-name="P12"><draw:frame draw:style-name="fr2" draw:name="Figura15" text:anchor-type="paragraph" svg:width="17cm" svg:height="2.193cm" draw:z-index="14"><draw:image xlink:href="Pictures/10000201000002D10000005D117340767C8B8D84.png" xlink:type="simple" xlink:show="embed" xlink:actuate="onLoad"/></draw:frame></text:p>
      <text:p text:style-name="P12"><draw:frame draw:style-name="fr2" draw:name="Figura16" text:anchor-type="paragraph" svg:width="17cm" svg:height="2.334cm" draw:z-index="15"><draw:image xlink:href="Pictures/10000201000002D10000006312D02731CB2A038E.png" xlink:type="simple" xlink:show="embed" xlink:actuate="onLoad"/></draw:frame></text:p>
      <text:p text:style-name="P12"><draw:frame draw:style-name="fr2" draw:name="Figura17" text:anchor-type="paragraph" svg:width="17cm" svg:height="4.196cm" draw:z-index="16"><draw:image xlink:href="Pictures/10000201000002D1000000B21A9D8B41D7FD3CDA.png" xlink:type="simple" xlink:show="embed" xlink:actuate="onLoad"/></draw:frame></text:p>
      <text:p text:style-name="P12"><draw:frame draw:style-name="fr2" draw:name="Figura18" text:anchor-type="paragraph" svg:width="17cm" svg:height="3.512cm" draw:z-index="17"><draw:image xlink:href="Pictures/10000201000002D100000095C8DDAD191ECFC0B6.png" xlink:type="simple" xlink:show="embed" xlink:actuate="onLoad"/></draw:frame></text:p>
      <text:h text:style-name="P52" text:outline-level="3"><text:soft-page-break/></text:h>
      <text:h text:style-name="P52" text:outline-level="3"><text:bookmark-start text:name="__RefHeading___Toc1752_1735469436"/>1.6.<text:span text:style-name="T4">3</text:span> Descrição <text:span text:style-name="T4">de Caso de Uso</text:span><text:bookmark-end text:name="__RefHeading___Toc1752_1735469436"/></text:h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58">Nome</text:p>
          </table:table-cell>
          <table:table-cell table:style-name="Tabela11.B1" office:value-type="string">
            <text:p text:style-name="P60">UC 1.1 – Contrata<text:span text:style-name="T5">r</text:span> Funcionário</text:p>
          </table:table-cell>
        </table:table-row>
        <table:table-row>
          <table:table-cell table:style-name="Tabela11.A2" office:value-type="string">
            <text:p text:style-name="P58">Atores envolvidos</text:p>
          </table:table-cell>
          <table:table-cell table:style-name="Tabela11.B2" office:value-type="string">
            <text:p text:style-name="P61">Administrador</text:p>
          </table:table-cell>
        </table:table-row>
        <table:table-row>
          <table:table-cell table:style-name="Tabela11.A2" office:value-type="string">
            <text:p text:style-name="P58">Pré-condições</text:p>
          </table:table-cell>
          <table:table-cell table:style-name="Tabela11.B2" office:value-type="string">
            <text:p text:style-name="P60">Precisar de funcionários</text:p>
          </table:table-cell>
        </table:table-row>
        <table:table-row>
          <table:table-cell table:style-name="Tabela11.A2" office:value-type="string">
            <text:p text:style-name="P58">Fluxo Principal</text:p>
          </table:table-cell>
          <table:table-cell table:style-name="Tabela11.B2" office:value-type="string">
            <text:p text:style-name="P61">1 – <text:span text:style-name="T6">O funcionário será entrevistado</text:span></text:p>
            <text:p text:style-name="P61">2 – <text:span text:style-name="T6">O funcionário será contratado</text:span></text:p>
          </table:table-cell>
        </table:table-row>
        <table:table-row>
          <table:table-cell table:style-name="Tabela11.A2" office:value-type="string">
            <text:p text:style-name="P58">Sub-fluxo</text:p>
          </table:table-cell>
          <table:table-cell table:style-name="Tabela11.B2" office:value-type="string">
            <text:p text:style-name="P85"><text:span text:style-name="T7">Se na entrevista for constatado que </text:span><text:span text:style-name="T8">o funcion</text:span><text:span text:style-name="T9">á</text:span><text:span text:style-name="T8">rio </text:span><text:span text:style-name="T7">n</text:span><text:span text:style-name="T8">ão </text:span><text:span text:style-name="T7">é capaz, então ele é dispensad</text:span><text:span text:style-name="T8">o.</text:span></text:p>
          </table:table-cell>
        </table:table-row>
        <table:table-row>
          <table:table-cell table:style-name="Tabela11.A2" office:value-type="string">
            <text:p text:style-name="P58">Fluxos Alternativos</text:p>
          </table:table-cell>
          <table:table-cell table:style-name="Tabela11.B2" office:value-type="string">
            <text:p text:style-name="P62">1-Pode haver uma seleção através de uma ficha preenchida pelo Funcionário.</text:p>
          </table:table-cell>
        </table:table-row>
        <table:table-row>
          <table:table-cell table:style-name="Tabela11.A2" office:value-type="string">
            <text:p text:style-name="P58">Regras de Negócio</text:p>
          </table:table-cell>
          <table:table-cell table:style-name="Tabela11.B2" office:value-type="string">
            <text:p text:style-name="P63">E preciso que o funcionário seja maior de 18 anos de idade, e atenda as necessidades que a loja precisa. </text:p>
          </table:table-cell>
        </table:table-row>
        <table:table-row>
          <table:table-cell table:style-name="Tabela11.A2" office:value-type="string">
            <text:p text:style-name="P58">Pós Condições</text:p>
          </table:table-cell>
          <table:table-cell table:style-name="Tabela11.B2" office:value-type="string">
            <text:p text:style-name="P61">O funcionário foi <text:span text:style-name="T6">contratado</text:span> e já pode realizar <text:span text:style-name="T6">o cadastro do mesmo no</text:span> sistema.</text:p>
          </table:table-cell>
        </table:table-row>
        <table:table-row>
          <table:table-cell table:style-name="Tabela11.A2" office:value-type="string">
            <text:p text:style-name="P58">Casos de uso afetados</text:p>
          </table:table-cell>
          <table:table-cell table:style-name="Tabela11.B2" office:value-type="string">
            <text:p text:style-name="P64"/>
          </table:table-cell>
        </table:table-row>
      </table:table>
      <text:p text:style-name="P38"/>
      <text:p text:style-name="P38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96">Nome</text:p>
          </table:table-cell>
          <table:table-cell table:style-name="Tabela2.B1" office:value-type="string">
            <text:p text:style-name="P96">UC 1.2 – Cadastrar Funcionário</text:p>
          </table:table-cell>
        </table:table-row>
        <table:table-row>
          <table:table-cell table:style-name="Tabela2.A2" office:value-type="string">
            <text:p text:style-name="P96">Atores envolvidos</text:p>
          </table:table-cell>
          <table:table-cell table:style-name="Tabela2.B2" office:value-type="string">
            <text:p text:style-name="P96">Administrador</text:p>
          </table:table-cell>
        </table:table-row>
        <table:table-row>
          <table:table-cell table:style-name="Tabela2.A2" office:value-type="string">
            <text:p text:style-name="P96">Pré-condições</text:p>
          </table:table-cell>
          <table:table-cell table:style-name="Tabela2.B2" office:value-type="string">
            <text:p text:style-name="P96">Não ter funcionário com o mesmo CPF <text:span text:style-name="T10">e login</text:span> cadastrado</text:p>
          </table:table-cell>
        </table:table-row>
        <table:table-row>
          <table:table-cell table:style-name="Tabela2.A2" office:value-type="string">
            <text:p text:style-name="P96">Fluxo Principal</text:p>
          </table:table-cell>
          <table:table-cell table:style-name="Tabela2.B2" office:value-type="string">
            <text:p text:style-name="P96">1 – O funcionário é contratado</text:p>
            <text:p text:style-name="P96">2 – O Administrador cadastra o funcionário</text:p>
          </table:table-cell>
        </table:table-row>
        <table:table-row>
          <table:table-cell table:style-name="Tabela2.A2" office:value-type="string">
            <text:p text:style-name="P96">Sub-fluxo </text:p>
          </table:table-cell>
          <table:table-cell table:style-name="Tabela2.B2" office:value-type="string">
            <text:p text:style-name="P59">O administrador pede ao funcionário dados necessários para o cadastro.</text:p>
          </table:table-cell>
        </table:table-row>
        <table:table-row>
          <table:table-cell table:style-name="Tabela2.A2" office:value-type="string">
            <text:p text:style-name="P96">Fluxos Alternativos</text:p>
          </table:table-cell>
          <table:table-cell table:style-name="Tabela2.B2" office:value-type="string">
            <text:p text:style-name="P62">1-</text:p>
          </table:table-cell>
        </table:table-row>
        <table:table-row>
          <table:table-cell table:style-name="Tabela2.A2" office:value-type="string">
            <text:p text:style-name="P96">Regras de Negócio</text:p>
          </table:table-cell>
          <table:table-cell table:style-name="Tabela2.B2" office:value-type="string">
            <text:p text:style-name="P63">O <text:span text:style-name="T11">Funcionário </text:span>precisa ter sido contratado, e estar com os documentos necessários para o cadastro.</text:p>
            <text:p text:style-name="P65">O sistema deve estar <text:span text:style-name="T5">f</text:span>uncionando.</text:p>
          </table:table-cell>
        </table:table-row>
        <table:table-row>
          <table:table-cell table:style-name="Tabela2.A2" office:value-type="string">
            <text:p text:style-name="P96">Pós Condições</text:p>
          </table:table-cell>
          <table:table-cell table:style-name="Tabela2.B2" office:value-type="string">
            <text:p text:style-name="P96">O funcionário foi cadastrado e já pode realizar vendas através do sistema.</text:p>
          </table:table-cell>
        </table:table-row>
        <table:table-row>
          <table:table-cell table:style-name="Tabela2.A2" office:value-type="string">
            <text:p text:style-name="P96">Casos de uso afetados</text:p>
          </table:table-cell>
          <table:table-cell table:style-name="Tabela2.B2" office:value-type="string">
            <text:p text:style-name="P66">UC 1.1</text:p>
          </table:table-cell>
        </table:table-row>
      </table:table>
      <text:p text:style-name="P38"/>
      <text:p text:style-name="P38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8">Nome</text:p>
          </table:table-cell>
          <table:table-cell table:style-name="Tabela1.B1" office:value-type="string">
            <text:p text:style-name="P67">UC <text:span text:style-name="T12">2</text:span>.1 – Entra em contato com o Fornecedor</text:p>
          </table:table-cell>
        </table:table-row>
        <text:soft-page-break/>
        <table:table-row>
          <table:table-cell table:style-name="Tabela1.A2" office:value-type="string">
            <text:p text:style-name="P58">Atores envolvidos</text:p>
          </table:table-cell>
          <table:table-cell table:style-name="Tabela1.B2" office:value-type="string">
            <text:p text:style-name="P67">Administrador</text:p>
          </table:table-cell>
        </table:table-row>
        <table:table-row>
          <table:table-cell table:style-name="Tabela1.A2" office:value-type="string">
            <text:p text:style-name="P58">Pré-condições</text:p>
          </table:table-cell>
          <table:table-cell table:style-name="Tabela1.B2" office:value-type="string">
            <text:p text:style-name="P67">Precisar do produto</text:p>
          </table:table-cell>
        </table:table-row>
        <table:table-row>
          <table:table-cell table:style-name="Tabela1.A2" office:value-type="string">
            <text:p text:style-name="P58">Fluxo Principal</text:p>
          </table:table-cell>
          <table:table-cell table:style-name="Tabela1.B2" office:value-type="string">
            <text:p text:style-name="P67">1 – O administrador entra em contato com o fornecedor</text:p>
          </table:table-cell>
        </table:table-row>
        <table:table-row>
          <table:table-cell table:style-name="Tabela1.A2" office:value-type="string">
            <text:p text:style-name="P58">Sub-fluxo</text:p>
          </table:table-cell>
          <table:table-cell table:style-name="Tabela1.B2" office:value-type="string">
            <text:p text:style-name="P66">O administrado procura informações sobre o fornecedor, <text:span text:style-name="T13">e entre em contato.</text:span></text:p>
          </table:table-cell>
        </table:table-row>
        <table:table-row>
          <table:table-cell table:style-name="Tabela1.A2" office:value-type="string">
            <text:p text:style-name="P58">Fluxos Alternativos</text:p>
          </table:table-cell>
          <table:table-cell table:style-name="Tabela1.B2" office:value-type="string">
            <text:p text:style-name="P62">1-O funcionário pode entra em contato com o funcionário se o Administrador não estiver disponível.</text:p>
          </table:table-cell>
        </table:table-row>
        <table:table-row>
          <table:table-cell table:style-name="Tabela1.A2" office:value-type="string">
            <text:p text:style-name="P58">Regras de Negócio</text:p>
          </table:table-cell>
          <table:table-cell table:style-name="Tabela1.B2" office:value-type="string">
            <text:p text:style-name="P68">Saber se o fornecedor e de confiança, se o produto e de qualidade, e o preço dos produtos estão bons.</text:p>
          </table:table-cell>
        </table:table-row>
        <table:table-row>
          <table:table-cell table:style-name="Tabela1.A2" office:value-type="string">
            <text:p text:style-name="P58">Pós Condições</text:p>
          </table:table-cell>
          <table:table-cell table:style-name="Tabela1.B2" office:value-type="string">
            <text:p text:style-name="P67">O administrador entra em contato com o fornecedor para ver se tem o produto que deseja.</text:p>
          </table:table-cell>
        </table:table-row>
        <table:table-row>
          <table:table-cell table:style-name="Tabela1.A2" office:value-type="string">
            <text:p text:style-name="P58">Casos de uso afetados</text:p>
          </table:table-cell>
          <table:table-cell table:style-name="Tabela1.B2" office:value-type="string">
            <text:p text:style-name="P66"/>
          </table:table-cell>
        </table:table-row>
      </table:table>
      <text:p text:style-name="P38"/>
      <text:p text:style-name="P38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58">Nome</text:p>
          </table:table-cell>
          <table:table-cell table:style-name="Tabela4.B1" office:value-type="string">
            <text:p text:style-name="P67">UC <text:span text:style-name="T12">2</text:span>.<text:span text:style-name="T12">2</text:span> – Cadastra Fornecedor</text:p>
          </table:table-cell>
        </table:table-row>
        <table:table-row>
          <table:table-cell table:style-name="Tabela4.A2" office:value-type="string">
            <text:p text:style-name="P58">Atores envolvidos</text:p>
          </table:table-cell>
          <table:table-cell table:style-name="Tabela4.B2" office:value-type="string">
            <text:p text:style-name="P67">Administrador</text:p>
          </table:table-cell>
        </table:table-row>
        <table:table-row>
          <table:table-cell table:style-name="Tabela4.A2" office:value-type="string">
            <text:p text:style-name="P58">Pré-condições</text:p>
          </table:table-cell>
          <table:table-cell table:style-name="Tabela4.B2" office:value-type="string">
            <text:p text:style-name="P67">Não ter nenhum fornecedor cadastrado com o mesmo CNPJ</text:p>
          </table:table-cell>
        </table:table-row>
        <table:table-row>
          <table:table-cell table:style-name="Tabela4.A2" office:value-type="string">
            <text:p text:style-name="P58">Fluxo Principal</text:p>
          </table:table-cell>
          <table:table-cell table:style-name="Tabela4.B2" office:value-type="string">
            <text:p text:style-name="P67">1 – O administrador entra em contato com o fornecedor</text:p>
            <text:p text:style-name="P67">2 – Verifica se tem o produto que deseja</text:p>
            <text:p text:style-name="P67">3 – Cadastrará o fornecedor</text:p>
          </table:table-cell>
        </table:table-row>
        <table:table-row>
          <table:table-cell table:style-name="Tabela4.A2" office:value-type="string">
            <text:p text:style-name="P58">Sub-fluxo</text:p>
          </table:table-cell>
          <table:table-cell table:style-name="Tabela4.B2" office:value-type="string">
            <text:p text:style-name="P66">Se o produto do fornecedor não for de qualidade ele e dispensado.</text:p>
            <text:p text:style-name="P66">Se o administrador deseja o fornecimento do Fornecedor ele será cadastrado.</text:p>
          </table:table-cell>
        </table:table-row>
        <table:table-row>
          <table:table-cell table:style-name="Tabela4.A2" office:value-type="string">
            <text:p text:style-name="P58">Fluxos Alternativos</text:p>
          </table:table-cell>
          <table:table-cell table:style-name="Tabela4.B2" office:value-type="string">
            <text:p text:style-name="P69">1-O funcionário pode realiza este cadastro também.</text:p>
          </table:table-cell>
        </table:table-row>
        <table:table-row>
          <table:table-cell table:style-name="Tabela4.A2" office:value-type="string">
            <text:p text:style-name="P58">Regras de Negócio</text:p>
          </table:table-cell>
          <table:table-cell table:style-name="Tabela4.B2" office:value-type="string">
            <text:p text:style-name="P68">Saber se o CNPJ <text:span text:style-name="T5">é</text:span> valido, e referências de fornecimento em outras lojas.</text:p>
          </table:table-cell>
        </table:table-row>
        <table:table-row>
          <table:table-cell table:style-name="Tabela4.A2" office:value-type="string">
            <text:p text:style-name="P58">Pós Condições</text:p>
          </table:table-cell>
          <table:table-cell table:style-name="Tabela4.B2" office:value-type="string">
            <text:p text:style-name="P67">O administrador cadastra o fornecedor e fará o pedido.</text:p>
          </table:table-cell>
        </table:table-row>
        <table:table-row>
          <table:table-cell table:style-name="Tabela4.A2" office:value-type="string">
            <text:p text:style-name="P58">Casos de uso afetados</text:p>
          </table:table-cell>
          <table:table-cell table:style-name="Tabela4.B2" office:value-type="string">
            <text:p text:style-name="P66">UC 2.1</text:p>
          </table:table-cell>
        </table:table-row>
      </table:table>
      <text:p text:style-name="P38"/>
      <text:p text:style-name="P38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58">Nome</text:p>
          </table:table-cell>
          <table:table-cell table:style-name="Tabela5.B1" office:value-type="string">
            <text:p text:style-name="P67">UC <text:span text:style-name="T12">2.3</text:span> – Faz o pedido</text:p>
          </table:table-cell>
        </table:table-row>
        <table:table-row>
          <table:table-cell table:style-name="Tabela5.A2" office:value-type="string">
            <text:p text:style-name="P58">Atores envolvidos</text:p>
          </table:table-cell>
          <table:table-cell table:style-name="Tabela5.B2" office:value-type="string">
            <text:p text:style-name="P67">Administrador</text:p>
          </table:table-cell>
        </table:table-row>
        <table:table-row>
          <table:table-cell table:style-name="Tabela5.A2" office:value-type="string">
            <text:p text:style-name="P58">Pré-condições</text:p>
          </table:table-cell>
          <table:table-cell table:style-name="Tabela5.B2" office:value-type="string">
            <text:p text:style-name="P67">Querer o produto</text:p>
          </table:table-cell>
        </table:table-row>
        <text:soft-page-break/>
        <table:table-row>
          <table:table-cell table:style-name="Tabela5.A2" office:value-type="string">
            <text:p text:style-name="P58">Fluxo Principal</text:p>
          </table:table-cell>
          <table:table-cell table:style-name="Tabela5.B2" office:value-type="string">
            <text:p text:style-name="P67">1 – O administrador entra em contato com o fornecedor</text:p>
            <text:p text:style-name="P67">2 – Verifica se tem o produto que deseja</text:p>
            <text:p text:style-name="P67">3 – Cadastrará o fornecedor</text:p>
            <text:p text:style-name="P67">4 – Fará o pedido</text:p>
          </table:table-cell>
        </table:table-row>
        <table:table-row>
          <table:table-cell table:style-name="Tabela5.A2" office:value-type="string">
            <text:p text:style-name="P58">Sub-fluxo</text:p>
          </table:table-cell>
          <table:table-cell table:style-name="Tabela5.B2" office:value-type="string">
            <text:p text:style-name="P66">O administrador escolhe os produtos que desejada e faz o pedido.</text:p>
          </table:table-cell>
        </table:table-row>
        <table:table-row>
          <table:table-cell table:style-name="Tabela5.A2" office:value-type="string">
            <text:p text:style-name="P58">Fluxos Alternativos</text:p>
          </table:table-cell>
          <table:table-cell table:style-name="Tabela5.B2" office:value-type="string">
            <text:p text:style-name="P69">1-O pedido pode ser feito pelo funcionário também.</text:p>
          </table:table-cell>
        </table:table-row>
        <table:table-row>
          <table:table-cell table:style-name="Tabela5.A2" office:value-type="string">
            <text:p text:style-name="P58">Regras de Negócio</text:p>
          </table:table-cell>
          <table:table-cell table:style-name="Tabela5.B2" office:value-type="string">
            <text:p text:style-name="P70">Escolher produtos de qualidade e que atenda o gosto do cliente, e verifica os preços.</text:p>
          </table:table-cell>
        </table:table-row>
        <table:table-row>
          <table:table-cell table:style-name="Tabela5.A2" office:value-type="string">
            <text:p text:style-name="P58">Pós Condições</text:p>
          </table:table-cell>
          <table:table-cell table:style-name="Tabela5.B2" office:value-type="string">
            <text:p text:style-name="P67">O administrador fará o pedido e aguardará a sua chegada.</text:p>
          </table:table-cell>
        </table:table-row>
        <table:table-row>
          <table:table-cell table:style-name="Tabela5.A2" office:value-type="string">
            <text:p text:style-name="P58">Casos de uso afetados</text:p>
          </table:table-cell>
          <table:table-cell table:style-name="Tabela5.B2" office:value-type="string">
            <text:p text:style-name="P66">UC 2.1, UC 2.2</text:p>
          </table:table-cell>
        </table:table-row>
      </table:table>
      <text:p text:style-name="P38"/>
      <text:p text:style-name="P38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96">Nome</text:p>
          </table:table-cell>
          <table:table-cell table:style-name="Tabela3.B1" office:value-type="string">
            <text:p text:style-name="P97">UC 2.4 – Cadastra<text:span text:style-name="T5">r</text:span> Produto</text:p>
          </table:table-cell>
        </table:table-row>
        <table:table-row>
          <table:table-cell table:style-name="Tabela3.A2" office:value-type="string">
            <text:p text:style-name="P96">Atores envolvidos</text:p>
          </table:table-cell>
          <table:table-cell table:style-name="Tabela3.B2" office:value-type="string">
            <text:p text:style-name="P96">Funcionário</text:p>
          </table:table-cell>
        </table:table-row>
        <table:table-row>
          <table:table-cell table:style-name="Tabela3.A2" office:value-type="string">
            <text:p text:style-name="P96">Pré-condições</text:p>
          </table:table-cell>
          <table:table-cell table:style-name="Tabela3.B2" office:value-type="string">
            <text:p text:style-name="P96">Ter o produto no estoque.</text:p>
          </table:table-cell>
        </table:table-row>
        <table:table-row>
          <table:table-cell table:style-name="Tabela3.A2" office:value-type="string">
            <text:p text:style-name="P96">Fluxo Principal</text:p>
          </table:table-cell>
          <table:table-cell table:style-name="Tabela3.B2" office:value-type="string">
            <text:p text:style-name="P96">1 – Fazer o pedido para o fornecedor</text:p>
            <text:p text:style-name="P96">2 – O produto chega</text:p>
            <text:p text:style-name="P96">3 – Realizar o cadastro do produto</text:p>
          </table:table-cell>
        </table:table-row>
        <table:table-row>
          <table:table-cell table:style-name="Tabela3.A2" office:value-type="string">
            <text:p text:style-name="P96">Sub-fluxo</text:p>
          </table:table-cell>
          <table:table-cell table:style-name="Tabela3.B2" office:value-type="string">
            <text:p text:style-name="P71">Verifica o produto que chegou e faz o cadastro do produto no sistema.</text:p>
          </table:table-cell>
        </table:table-row>
        <table:table-row>
          <table:table-cell table:style-name="Tabela3.A2" office:value-type="string">
            <text:p text:style-name="P96">Fluxos Alternativos</text:p>
          </table:table-cell>
          <table:table-cell table:style-name="Tabela3.B2" office:value-type="string">
            <text:p text:style-name="P69">1- O Administrador pode realizar os cadastros dos produtos.</text:p>
          </table:table-cell>
        </table:table-row>
        <table:table-row>
          <table:table-cell table:style-name="Tabela3.A2" office:value-type="string">
            <text:p text:style-name="P96">Regras de Negócio</text:p>
          </table:table-cell>
          <table:table-cell table:style-name="Tabela3.B2" office:value-type="string">
            <text:p text:style-name="P72">Verifica se o pedido foi feito, se a mercadoria está correta: modelo, quantidade, cor, qualidade, fornecedor, e se recebeu a nota fiscal junto com o mesmo.</text:p>
          </table:table-cell>
        </table:table-row>
        <table:table-row>
          <table:table-cell table:style-name="Tabela3.A2" office:value-type="string">
            <text:p text:style-name="P96">Pós Condições</text:p>
          </table:table-cell>
          <table:table-cell table:style-name="Tabela3.B2" office:value-type="string">
            <text:p text:style-name="P96">O produto foi cadastrado e já pode ser vendido.</text:p>
          </table:table-cell>
        </table:table-row>
        <table:table-row>
          <table:table-cell table:style-name="Tabela3.A2" office:value-type="string">
            <text:p text:style-name="P96">Casos de uso afetados</text:p>
          </table:table-cell>
          <table:table-cell table:style-name="Tabela3.B2" office:value-type="string">
            <text:p text:style-name="P66">UC 2.1, UC 2.2,<text:span text:style-name="T14">UC 2.3</text:span></text:p>
          </table:table-cell>
        </table:table-row>
      </table:table>
      <text:p text:style-name="P38"/>
      <text:p text:style-name="P38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96">Nome</text:p>
          </table:table-cell>
          <table:table-cell table:style-name="Tabela6.B1" office:value-type="string">
            <text:p text:style-name="P98">UC 3.1 – Olhar os produtos</text:p>
          </table:table-cell>
        </table:table-row>
        <table:table-row>
          <table:table-cell table:style-name="Tabela6.A2" office:value-type="string">
            <text:p text:style-name="P96">Atores envolvidos</text:p>
          </table:table-cell>
          <table:table-cell table:style-name="Tabela6.B2" office:value-type="string">
            <text:p text:style-name="P96">Cliente e Funcionário</text:p>
          </table:table-cell>
        </table:table-row>
        <table:table-row>
          <table:table-cell table:style-name="Tabela6.A2" office:value-type="string">
            <text:p text:style-name="P96">Pré-condições</text:p>
          </table:table-cell>
          <table:table-cell table:style-name="Tabela6.B2" office:value-type="string">
            <text:p text:style-name="P98">Produtos já cadastrados.</text:p>
          </table:table-cell>
        </table:table-row>
        <table:table-row>
          <table:table-cell table:style-name="Tabela6.A2" office:value-type="string">
            <text:p text:style-name="P96">Fluxo Principal</text:p>
          </table:table-cell>
          <table:table-cell table:style-name="Tabela6.B2" office:value-type="string">
            <text:p text:style-name="P96">1 – O cliente chega na loja</text:p>
            <text:p text:style-name="P96">2 – O funcionário mostra os produtos para o cliente</text:p>
          </table:table-cell>
        </table:table-row>
        <table:table-row>
          <table:table-cell table:style-name="Tabela6.A2" office:value-type="string">
            <text:p text:style-name="P96">Sub-fluxo</text:p>
          </table:table-cell>
          <table:table-cell table:style-name="Tabela6.B2" office:value-type="string">
            <text:p text:style-name="P71">A loja deve estar em funcionamento.</text:p>
            <text:p text:style-name="P71"/>
          </table:table-cell>
        </table:table-row>
        <text:soft-page-break/>
        <table:table-row>
          <table:table-cell table:style-name="Tabela6.A2" office:value-type="string">
            <text:p text:style-name="P96">Fluxos Alternativos</text:p>
          </table:table-cell>
          <table:table-cell table:style-name="Tabela6.B2" office:value-type="string">
            <text:p text:style-name="P69">1- O cliente pode ser atendido pelo Administrador.</text:p>
          </table:table-cell>
        </table:table-row>
        <table:table-row>
          <table:table-cell table:style-name="Tabela6.A2" office:value-type="string">
            <text:p text:style-name="P96">Regras de Negócio</text:p>
          </table:table-cell>
          <table:table-cell table:style-name="Tabela6.B2" office:value-type="string">
            <text:p text:style-name="P72">Abrir a loja.</text:p>
            <text:p text:style-name="P72">O funcionário deve estar preparado para atender os clientes, e os produtos a monstra.</text:p>
          </table:table-cell>
        </table:table-row>
        <table:table-row>
          <table:table-cell table:style-name="Tabela6.A2" office:value-type="string">
            <text:p text:style-name="P96">Pós Condições</text:p>
          </table:table-cell>
          <table:table-cell table:style-name="Tabela6.B2" office:value-type="string">
            <text:p text:style-name="P96">O funcionário <text:span text:style-name="T15">mostra os produtos para o cliente e aguardará ele olhar e decidir se comprará.</text:span></text:p>
          </table:table-cell>
        </table:table-row>
        <table:table-row>
          <table:table-cell table:style-name="Tabela6.A2" office:value-type="string">
            <text:p text:style-name="P99">Casos de uso afetados </text:p>
          </table:table-cell>
          <table:table-cell table:style-name="Tabela6.B2" office:value-type="string">
            <text:p text:style-name="P99">UC 1.1,<text:span text:style-name="T16">UC 1.2,UC 2.1,UC 2.2,UC 2.3,UC 2.4</text:span></text:p>
          </table:table-cell>
        </table:table-row>
      </table:table>
      <text:p text:style-name="P38"/>
      <text:p text:style-name="P38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96">Nome</text:p>
          </table:table-cell>
          <table:table-cell table:style-name="Tabela7.B1" office:value-type="string">
            <text:p text:style-name="P100">UC 3.2 – Deseja compra o produto</text:p>
          </table:table-cell>
        </table:table-row>
        <table:table-row>
          <table:table-cell table:style-name="Tabela7.A2" office:value-type="string">
            <text:p text:style-name="P96">Atores envolvidos</text:p>
          </table:table-cell>
          <table:table-cell table:style-name="Tabela7.B2" office:value-type="string">
            <text:p text:style-name="P96">Cliente</text:p>
          </table:table-cell>
        </table:table-row>
        <table:table-row>
          <table:table-cell table:style-name="Tabela7.A2" office:value-type="string">
            <text:p text:style-name="P96">Pré-condições</text:p>
          </table:table-cell>
          <table:table-cell table:style-name="Tabela7.B2" office:value-type="string">
            <text:p text:style-name="P98">Produtos já cadastrados.</text:p>
          </table:table-cell>
        </table:table-row>
        <table:table-row>
          <table:table-cell table:style-name="Tabela7.A2" office:value-type="string">
            <text:p text:style-name="P96">Fluxo Principal</text:p>
          </table:table-cell>
          <table:table-cell table:style-name="Tabela7.B2" office:value-type="string">
            <text:p text:style-name="P96">1 – O cliente chega na loja</text:p>
            <text:p text:style-name="P96">2 – O funcionário mostra os produtos para o cliente</text:p>
            <text:p text:style-name="P101">3 – O cliente falará para o funcionário qual produto deseja</text:p>
          </table:table-cell>
        </table:table-row>
        <table:table-row>
          <table:table-cell table:style-name="Tabela7.A2" office:value-type="string">
            <text:p text:style-name="P96">Sub-fluxo</text:p>
          </table:table-cell>
          <table:table-cell table:style-name="Tabela7.B2" office:value-type="string">
            <text:p text:style-name="P73">O cliente escolhe o produto que gostou e compra.</text:p>
            <text:p text:style-name="P73">Se não tiver o produto do gosto do cliente ele não irá compra.</text:p>
          </table:table-cell>
        </table:table-row>
        <table:table-row>
          <table:table-cell table:style-name="Tabela7.A2" office:value-type="string">
            <text:p text:style-name="P96">Fluxos Alternativos</text:p>
          </table:table-cell>
          <table:table-cell table:style-name="Tabela7.B2" office:value-type="string">
            <text:p text:style-name="P69">1-O funcionário pode decide para o cliente qual produto ele leva.</text:p>
          </table:table-cell>
        </table:table-row>
        <table:table-row>
          <table:table-cell table:style-name="Tabela7.A2" office:value-type="string">
            <text:p text:style-name="P96">Regras de Negócio</text:p>
          </table:table-cell>
          <table:table-cell table:style-name="Tabela7.B2" office:value-type="string">
            <text:p text:style-name="P74">O produto dever estar <text:span text:style-name="T5">com as suas</text:span> informações: preço, tamanho, c<text:span text:style-name="T5">ó</text:span>digo e etc.</text:p>
            <text:p text:style-name="P74">O produto deve estar em bom estado: novo, limpo e etc.</text:p>
            <text:p text:style-name="P74"/>
          </table:table-cell>
        </table:table-row>
        <table:table-row>
          <table:table-cell table:style-name="Tabela7.A2" office:value-type="string">
            <text:p text:style-name="P96">Pós Condições</text:p>
          </table:table-cell>
          <table:table-cell table:style-name="Tabela7.B2" office:value-type="string">
            <text:p text:style-name="P101">Depois de escolher o funcionário irá dá início na venda do produtor.</text:p>
          </table:table-cell>
        </table:table-row>
        <table:table-row>
          <table:table-cell table:style-name="Tabela7.A2" office:value-type="string">
            <text:p text:style-name="P102">Casos de uso afetados </text:p>
          </table:table-cell>
          <table:table-cell table:style-name="Tabela7.B2" office:value-type="string">
            <text:p text:style-name="P99">UC 1.1,<text:span text:style-name="T16">UC 1.2,UC 2.1,UC 2.2,UC 2.3,UC 2.4,UC 3.1</text:span></text:p>
          </table:table-cell>
        </table:table-row>
      </table:table>
      <text:p text:style-name="P38"/>
      <text:p text:style-name="P38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96">Nome</text:p>
          </table:table-cell>
          <table:table-cell table:style-name="Tabela8.B1" office:value-type="string">
            <text:p text:style-name="P101">UC 3.3 – Fazer venda</text:p>
          </table:table-cell>
        </table:table-row>
        <table:table-row>
          <table:table-cell table:style-name="Tabela8.A2" office:value-type="string">
            <text:p text:style-name="P96">Atores envolvidos</text:p>
          </table:table-cell>
          <table:table-cell table:style-name="Tabela8.B2" office:value-type="string">
            <text:p text:style-name="P96">Funcionário</text:p>
          </table:table-cell>
        </table:table-row>
        <table:table-row>
          <table:table-cell table:style-name="Tabela8.A2" office:value-type="string">
            <text:p text:style-name="P96">Pré-condições</text:p>
          </table:table-cell>
          <table:table-cell table:style-name="Tabela8.B2" office:value-type="string">
            <text:p text:style-name="P96">Ter o produto desejado no estoque.</text:p>
          </table:table-cell>
        </table:table-row>
        <table:table-row>
          <table:table-cell table:style-name="Tabela8.A2" office:value-type="string">
            <text:p text:style-name="P96">Fluxo Principal</text:p>
          </table:table-cell>
          <table:table-cell table:style-name="Tabela8.B2" office:value-type="string">
            <text:p text:style-name="P96">1 – O cliente chega na loja</text:p>
            <text:p text:style-name="P96">2 – O funcionário mostra os produtos para o cliente</text:p>
            <text:p text:style-name="P96">3 – O cliente deseja comprar o produto</text:p>
            <text:p text:style-name="P96">4 – O funcionário inicia a <text:span text:style-name="T17">venda</text:span> do c<text:span text:style-name="T17">l</text:span>iente no sistema</text:p>
          </table:table-cell>
        </table:table-row>
        <table:table-row>
          <table:table-cell table:style-name="Tabela8.A2" office:value-type="string">
            <text:p text:style-name="P96">Sub-fluxo</text:p>
          </table:table-cell>
          <table:table-cell table:style-name="Tabela8.B2" office:value-type="string">
            <text:p text:style-name="P75">Se o cliente desistir de compra a venda e cancelada.</text:p>
          </table:table-cell>
        </table:table-row>
        <table:table-row>
          <table:table-cell table:style-name="Tabela8.A2" office:value-type="string">
            <text:p text:style-name="P96">Fluxos Alternativos</text:p>
          </table:table-cell>
          <table:table-cell table:style-name="Tabela8.B2" office:value-type="string">
            <text:p text:style-name="P69">1-A venda pode ser feita pelo Administrador.</text:p>
          </table:table-cell>
        </table:table-row>
        <table:table-row>
          <table:table-cell table:style-name="Tabela8.A2" office:value-type="string">
            <text:p text:style-name="P96">Regras de Negócio</text:p>
          </table:table-cell>
          <table:table-cell table:style-name="Tabela8.B2" office:value-type="string">
            <text:p text:style-name="P76">O sistema precisa está funcionando.</text:p>
            <text:p text:style-name="P76"><text:soft-page-break/>O funcionário deve já está cadastrado.</text:p>
            <text:p text:style-name="P76">O produto deve esta cadastrado.</text:p>
          </table:table-cell>
        </table:table-row>
        <table:table-row>
          <table:table-cell table:style-name="Tabela8.A2" office:value-type="string">
            <text:p text:style-name="P96">Pós Condições</text:p>
          </table:table-cell>
          <table:table-cell table:style-name="Tabela8.B2" office:value-type="string">
            <text:p text:style-name="P96">O funcionário inicia a compra do cliente no sistema e o cliente irá escolher a maneira que mais se adequar a ele.</text:p>
          </table:table-cell>
        </table:table-row>
        <table:table-row>
          <table:table-cell table:style-name="Tabela8.A2" office:value-type="string">
            <text:p text:style-name="P102">Casos de usos afetados</text:p>
          </table:table-cell>
          <table:table-cell table:style-name="Tabela8.B2" office:value-type="string">
            <text:p text:style-name="P99">UC 1.1,<text:span text:style-name="T16">UC 1.2,UC 2.3,UC 2.4,UC 3.1,UC 3.2</text:span></text:p>
          </table:table-cell>
        </table:table-row>
      </table:table>
      <text:p text:style-name="P38"/>
      <text:p text:style-name="P38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96">Nome</text:p>
          </table:table-cell>
          <table:table-cell table:style-name="Tabela15.B1" office:value-type="string">
            <text:p text:style-name="P101">UC 4.<text:span text:style-name="T18">1</text:span> – <text:span text:style-name="T18">Pergunta a forma de pagamento</text:span></text:p>
          </table:table-cell>
        </table:table-row>
        <table:table-row>
          <table:table-cell table:style-name="Tabela15.A2" office:value-type="string">
            <text:p text:style-name="P96">Atores envolvidos</text:p>
          </table:table-cell>
          <table:table-cell table:style-name="Tabela15.B2" office:value-type="string">
            <text:p text:style-name="P96"><text:span text:style-name="T18">F</text:span>uncionário</text:p>
          </table:table-cell>
        </table:table-row>
        <table:table-row>
          <table:table-cell table:style-name="Tabela15.A2" office:value-type="string">
            <text:p text:style-name="P96">Pré-condições</text:p>
          </table:table-cell>
          <table:table-cell table:style-name="Tabela15.B2" office:value-type="string">
            <text:p text:style-name="P96">Ter escolhido o produto.</text:p>
          </table:table-cell>
        </table:table-row>
        <table:table-row>
          <table:table-cell table:style-name="Tabela15.A2" office:value-type="string">
            <text:p text:style-name="P96">Fluxo Principal</text:p>
          </table:table-cell>
          <table:table-cell table:style-name="Tabela15.B2" office:value-type="string">
            <text:p text:style-name="P96">1 – O cliente chega na loja</text:p>
            <text:p text:style-name="P96">2 – O funcionário mostra os produtos para o cliente</text:p>
            <text:p text:style-name="P96">3 – O cliente deseja comprar o produto</text:p>
            <text:p text:style-name="P96">4 – O funcionário inicia a <text:span text:style-name="T19">venda</text:span> do ciente no sistema</text:p>
            <text:p text:style-name="P96">5 – O funcionário pergunta ao cliente a forma de pagamento (à vista ou a prazo)</text:p>
          </table:table-cell>
        </table:table-row>
        <table:table-row>
          <table:table-cell table:style-name="Tabela15.A2" office:value-type="string">
            <text:p text:style-name="P96">Sub-fluxo</text:p>
          </table:table-cell>
          <table:table-cell table:style-name="Tabela15.B2" office:value-type="string">
            <text:p text:style-name="P77">O funcionário pegunta essa informação para o cliente para poder continuar a venda.</text:p>
          </table:table-cell>
        </table:table-row>
        <table:table-row>
          <table:table-cell table:style-name="Tabela15.A2" office:value-type="string">
            <text:p text:style-name="P96">Fluxos Alternativos</text:p>
          </table:table-cell>
          <table:table-cell table:style-name="Tabela15.B2" office:value-type="string">
            <text:p text:style-name="P69">1-O cliente pode falar antes qual forma e melhor.</text:p>
          </table:table-cell>
        </table:table-row>
        <table:table-row>
          <table:table-cell table:style-name="Tabela15.A2" office:value-type="string">
            <text:p text:style-name="P96">Regras de Negócio</text:p>
          </table:table-cell>
          <table:table-cell table:style-name="Tabela15.B2" office:value-type="string">
            <text:p text:style-name="P77">Nas compras a prazo o cliente tem até 30 dias úteis para efetuar o pagamento na loja.</text:p>
          </table:table-cell>
        </table:table-row>
        <table:table-row>
          <table:table-cell table:style-name="Tabela15.A2" office:value-type="string">
            <text:p text:style-name="P96">Pós Condições</text:p>
          </table:table-cell>
          <table:table-cell table:style-name="Tabela15.B2" office:value-type="string">
            <text:p text:style-name="P96">Depois <text:span text:style-name="T18">que o funcionário apresentar todas as formas de pagamento o cliente irá escolher a que mais se adequar a situação dele.</text:span></text:p>
          </table:table-cell>
        </table:table-row>
        <table:table-row>
          <table:table-cell table:style-name="Tabela15.A2" office:value-type="string">
            <text:p text:style-name="P96">Casos de uso afetados</text:p>
          </table:table-cell>
          <table:table-cell table:style-name="Tabela15.B2" office:value-type="string">
            <text:p text:style-name="P99">UC 1.1,<text:span text:style-name="T16">UC 1.2,,UC 2.3,UC 2.4,UC 3.1,UC 3.2,UC 3.3</text:span></text:p>
          </table:table-cell>
        </table:table-row>
      </table:table>
      <text:p text:style-name="P38"/>
      <text:p text:style-name="P38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96">Nome</text:p>
          </table:table-cell>
          <table:table-cell table:style-name="Tabela9.B1" office:value-type="string">
            <text:p text:style-name="P101">UC 4.2 – Escolhe a Forma de pagamento</text:p>
          </table:table-cell>
        </table:table-row>
        <table:table-row>
          <table:table-cell table:style-name="Tabela9.A2" office:value-type="string">
            <text:p text:style-name="P96">Atores envolvidos</text:p>
          </table:table-cell>
          <table:table-cell table:style-name="Tabela9.B2" office:value-type="string">
            <text:p text:style-name="P96">Cliente e Funcionário</text:p>
          </table:table-cell>
        </table:table-row>
        <table:table-row>
          <table:table-cell table:style-name="Tabela9.A2" office:value-type="string">
            <text:p text:style-name="P96">Pré-condições</text:p>
          </table:table-cell>
          <table:table-cell table:style-name="Tabela9.B2" office:value-type="string">
            <text:p text:style-name="P96">Ter escolhido o produto.</text:p>
          </table:table-cell>
        </table:table-row>
        <table:table-row>
          <table:table-cell table:style-name="Tabela9.A2" office:value-type="string">
            <text:p text:style-name="P96">Fluxo Principal</text:p>
          </table:table-cell>
          <table:table-cell table:style-name="Tabela9.B2" office:value-type="string">
            <text:p text:style-name="P96">1 – O cliente chega na loja</text:p>
            <text:p text:style-name="P96">2 – O funcionário mostra os produtos para o cliente</text:p>
            <text:p text:style-name="P96">3 – O cliente deseja comprar o produto</text:p>
            <text:p text:style-name="P96">4 – O funcionário inicia a <text:span text:style-name="T19">venda</text:span> do ciente no sistema</text:p>
            <text:p text:style-name="P96">5 – O funcionário pergunta ao cliente a forma de pagamento (à vista ou a prazo)</text:p>
            <text:p text:style-name="P96"><text:soft-page-break/>6 – O cliente escolhe a forma de pagamento</text:p>
          </table:table-cell>
        </table:table-row>
        <table:table-row>
          <table:table-cell table:style-name="Tabela9.A2" office:value-type="string">
            <text:p text:style-name="P96">Sub-fluxo</text:p>
          </table:table-cell>
          <table:table-cell table:style-name="Tabela9.B2" office:value-type="string">
            <text:p text:style-name="P78">O cliente <text:span text:style-name="T20">tem o direito de escolher a melhor forma à vista ou a prazo.</text:span></text:p>
          </table:table-cell>
        </table:table-row>
        <table:table-row>
          <table:table-cell table:style-name="Tabela9.A2" office:value-type="string">
            <text:p text:style-name="P96">Fluxos Alternativos</text:p>
          </table:table-cell>
          <table:table-cell table:style-name="Tabela9.B2" office:value-type="string">
            <text:p text:style-name="P79"/>
          </table:table-cell>
        </table:table-row>
        <table:table-row>
          <table:table-cell table:style-name="Tabela9.A2" office:value-type="string">
            <text:p text:style-name="P96">Regras de Negócio</text:p>
          </table:table-cell>
          <table:table-cell table:style-name="Tabela9.B2" office:value-type="string">
            <text:p text:style-name="P78">Para o cliente compra a prazo nas promissórias e necessário ele se cadastra no sistema.</text:p>
          </table:table-cell>
        </table:table-row>
        <table:table-row>
          <table:table-cell table:style-name="Tabela9.A2" office:value-type="string">
            <text:p text:style-name="P96">Pós Condições</text:p>
          </table:table-cell>
          <table:table-cell table:style-name="Tabela9.B2" office:value-type="string">
            <text:p text:style-name="P96">Depois de escolher a forma de pagamento, se o cliente escolher a prazo terá q realizar o cadastro do cliente (caso não for cadastrado) se for à vista escolhe o meio de pagamento.</text:p>
          </table:table-cell>
        </table:table-row>
        <table:table-row>
          <table:table-cell table:style-name="Tabela9.A2" office:value-type="string">
            <text:p text:style-name="P96">Casos de uso afetados</text:p>
          </table:table-cell>
          <table:table-cell table:style-name="Tabela9.B2" office:value-type="string">
            <text:p text:style-name="P99">UC 1.1,<text:span text:style-name="T16">UC 1.2,UC 2.3,UC 2.4,UC 3.1,UC 3.2,UC3.3,UC 4.1</text:span></text:p>
          </table:table-cell>
        </table:table-row>
      </table:table>
      <text:p text:style-name="P38"/>
      <text:p text:style-name="P38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96">Nome</text:p>
          </table:table-cell>
          <table:table-cell table:style-name="Tabela10.B1" office:value-type="string">
            <text:p text:style-name="P101">UC 5.1 – Realiza Cadastro do Cliente</text:p>
          </table:table-cell>
        </table:table-row>
        <table:table-row>
          <table:table-cell table:style-name="Tabela10.A2" office:value-type="string">
            <text:p text:style-name="P96">Atores envolvidos</text:p>
          </table:table-cell>
          <table:table-cell table:style-name="Tabela10.B2" office:value-type="string">
            <text:p text:style-name="P96">Funcionário</text:p>
          </table:table-cell>
        </table:table-row>
        <table:table-row>
          <table:table-cell table:style-name="Tabela10.A2" office:value-type="string">
            <text:p text:style-name="P96">Pré-condições</text:p>
          </table:table-cell>
          <table:table-cell table:style-name="Tabela10.B2" office:value-type="string">
            <text:p text:style-name="P96">A escolha da compra for a prazo.</text:p>
          </table:table-cell>
        </table:table-row>
        <table:table-row>
          <table:table-cell table:style-name="Tabela10.A2" office:value-type="string">
            <text:p text:style-name="P96">Fluxo Principal</text:p>
          </table:table-cell>
          <table:table-cell table:style-name="Tabela10.B2" office:value-type="string">
            <text:p text:style-name="P96">1 – O cliente chega na loja</text:p>
            <text:p text:style-name="P96">2 – O funcionário mostra os produtos para o cliente</text:p>
            <text:p text:style-name="P96">3 – O cliente deseja comprar o produto</text:p>
            <text:p text:style-name="P96">4 – O funcionário inicia a compra do ciente no sistema</text:p>
            <text:p text:style-name="P96">5 – O funcionário pergunta ao cliente a forma de pagamento (à vista ou a prazo)</text:p>
            <text:p text:style-name="P96">6 – O cliente escolhe a forma de pagamento</text:p>
            <text:p text:style-name="P96">7 – O funcionário realiza o cadastro do cliente</text:p>
          </table:table-cell>
        </table:table-row>
        <table:table-row>
          <table:table-cell table:style-name="Tabela10.A2" office:value-type="string">
            <text:p text:style-name="P96">Sub-fluxo</text:p>
          </table:table-cell>
          <table:table-cell table:style-name="Tabela10.B2" office:value-type="string">
            <text:p text:style-name="P80">O cliente passa os dados para o funcionário fazer o cadastro no sistema.</text:p>
          </table:table-cell>
        </table:table-row>
        <table:table-row>
          <table:table-cell table:style-name="Tabela10.A2" office:value-type="string">
            <text:p text:style-name="P96">Fluxos Alternativos</text:p>
          </table:table-cell>
          <table:table-cell table:style-name="Tabela10.B2" office:value-type="string">
            <text:p text:style-name="P69">1-O administrador pode realizar o cadastro do funcionário.</text:p>
          </table:table-cell>
        </table:table-row>
        <table:table-row>
          <table:table-cell table:style-name="Tabela10.A2" office:value-type="string">
            <text:p text:style-name="P96">Regras de Negócio</text:p>
          </table:table-cell>
          <table:table-cell table:style-name="Tabela10.B2" office:value-type="string">
            <text:p text:style-name="P80">E necessário o cliente ter referências de compras em outras lojas, Não ter o nome no SPC,e renda mensal suficiente para efetuar os pagamentos em dias.</text:p>
          </table:table-cell>
        </table:table-row>
        <table:table-row>
          <table:table-cell table:style-name="Tabela10.A2" office:value-type="string">
            <text:p text:style-name="P96">Pós Condições</text:p>
          </table:table-cell>
          <table:table-cell table:style-name="Tabela10.B2" office:value-type="string">
            <text:p text:style-name="P96">Depois de realizar o cadastro do cliente a compra será cadastrada no nome do cliente.</text:p>
          </table:table-cell>
        </table:table-row>
        <table:table-row>
          <table:table-cell table:style-name="Tabela10.A2" office:value-type="string">
            <text:p text:style-name="P96">Casos de uso afetados</text:p>
          </table:table-cell>
          <table:table-cell table:style-name="Tabela10.B2" office:value-type="string">
            <text:p text:style-name="P99">UC 1.1,<text:span text:style-name="T16">UC 1.2,UC 2.3,UC 2.4,UC 3.1,UC 3.2,UC3.3,UC 4.1,UC 4.2</text:span></text:p>
          </table:table-cell>
        </table:table-row>
      </table:table>
      <text:p text:style-name="P38"/>
      <text:p text:style-name="P38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96">Nome</text:p>
          </table:table-cell>
          <table:table-cell table:style-name="Tabela12.B1" office:value-type="string">
            <text:p text:style-name="P96">UC 6.1 – Escolhe o meio de pagamento</text:p>
          </table:table-cell>
        </table:table-row>
        <text:soft-page-break/>
        <table:table-row>
          <table:table-cell table:style-name="Tabela12.A2" office:value-type="string">
            <text:p text:style-name="P96">Atores envolvidos</text:p>
          </table:table-cell>
          <table:table-cell table:style-name="Tabela12.B2" office:value-type="string">
            <text:p text:style-name="P96">Cliente e Funcionário</text:p>
          </table:table-cell>
        </table:table-row>
        <table:table-row>
          <table:table-cell table:style-name="Tabela12.A2" office:value-type="string">
            <text:p text:style-name="P96">Pré-condições</text:p>
          </table:table-cell>
          <table:table-cell table:style-name="Tabela12.B2" office:value-type="string">
            <text:p text:style-name="P96">Ter escolhido a forma d pagamento.</text:p>
          </table:table-cell>
        </table:table-row>
        <table:table-row>
          <table:table-cell table:style-name="Tabela12.A2" office:value-type="string">
            <text:p text:style-name="P96">Fluxo Principal</text:p>
          </table:table-cell>
          <table:table-cell table:style-name="Tabela12.B2" office:value-type="string">
            <text:p text:style-name="P96">1 – O cliente chega na loja</text:p>
            <text:p text:style-name="P96">2 – O funcionário mostra os produtos para o cliente</text:p>
            <text:p text:style-name="P96">3 – O cliente deseja comprar o produto</text:p>
            <text:p text:style-name="P96">4 – O funcionário inicia a compra do ciente no sistema</text:p>
            <text:p text:style-name="P96">5 – O funcionário pergunta ao cliente a forma de pagamento (à vista ou a prazo)</text:p>
            <text:p text:style-name="P96">6 – O cliente escolhe a forma de pagamento</text:p>
            <text:p text:style-name="P96">7 – O cliente escolhe o meio de pagamento</text:p>
          </table:table-cell>
        </table:table-row>
        <table:table-row>
          <table:table-cell table:style-name="Tabela12.A2" office:value-type="string">
            <text:p text:style-name="P96">Sub-fluxo</text:p>
          </table:table-cell>
          <table:table-cell table:style-name="Tabela12.B2" office:value-type="string">
            <text:p text:style-name="P81">O cliente escolhe se deseja para em dinheiro, cartão ou a prazo nas promissórias.</text:p>
          </table:table-cell>
        </table:table-row>
        <table:table-row>
          <table:table-cell table:style-name="Tabela12.A2" office:value-type="string">
            <text:p text:style-name="P96">Fluxos Alternativos</text:p>
          </table:table-cell>
          <table:table-cell table:style-name="Tabela12.B2" office:value-type="string">
            <text:p text:style-name="P79"/>
          </table:table-cell>
        </table:table-row>
        <table:table-row>
          <table:table-cell table:style-name="Tabela12.A2" office:value-type="string">
            <text:p text:style-name="P96">Regras de Negócio</text:p>
          </table:table-cell>
          <table:table-cell table:style-name="Tabela12.B2" office:value-type="string">
            <text:p text:style-name="P81">Para o pagamento em cartão e necessário que o cartão seja valido.</text:p>
            <text:p text:style-name="P81">Se o cliente não for cadastrado ele não compra a prazo nas promissórias.</text:p>
          </table:table-cell>
        </table:table-row>
        <table:table-row>
          <table:table-cell table:style-name="Tabela12.A2" office:value-type="string">
            <text:p text:style-name="P96">Pós Condições</text:p>
          </table:table-cell>
          <table:table-cell table:style-name="Tabela12.B2" office:value-type="string">
            <text:p text:style-name="P96">Depois de finalizar a <text:span text:style-name="T20">venda </text:span>é só entregar o produto para o cliente.</text:p>
          </table:table-cell>
        </table:table-row>
        <table:table-row>
          <table:table-cell table:style-name="Tabela12.A2" office:value-type="string">
            <text:p text:style-name="P96">Casos de uso afetados</text:p>
          </table:table-cell>
          <table:table-cell table:style-name="Tabela12.B2" office:value-type="string">
            <text:p text:style-name="P103">UC 1.1,<text:span text:style-name="T16">UC 1.2,UC 2.3,UC 2.4,UC 3.1,UC 3.2,UC3.3,UC 4.1,UC 4.2,UC 5.1</text:span></text:p>
          </table:table-cell>
        </table:table-row>
      </table:table>
      <text:p text:style-name="P38"/>
      <text:p text:style-name="P38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96">Nome</text:p>
          </table:table-cell>
          <table:table-cell table:style-name="Tabela13.B1" office:value-type="string">
            <text:p text:style-name="P96">UC 7.1 – Lista as contas a receber</text:p>
          </table:table-cell>
        </table:table-row>
        <table:table-row>
          <table:table-cell table:style-name="Tabela13.A2" office:value-type="string">
            <text:p text:style-name="P96">Atores envolvidos</text:p>
          </table:table-cell>
          <table:table-cell table:style-name="Tabela13.B2" office:value-type="string">
            <text:p text:style-name="P96">Funcionário</text:p>
          </table:table-cell>
        </table:table-row>
        <table:table-row>
          <table:table-cell table:style-name="Tabela13.A2" office:value-type="string">
            <text:p text:style-name="P96">Pré-condições</text:p>
          </table:table-cell>
          <table:table-cell table:style-name="Tabela13.B2" office:value-type="string">
            <text:p text:style-name="P96">Ter compras a prazo.</text:p>
          </table:table-cell>
        </table:table-row>
        <table:table-row>
          <table:table-cell table:style-name="Tabela13.A2" office:value-type="string">
            <text:p text:style-name="P96">Fluxo Principal</text:p>
          </table:table-cell>
          <table:table-cell table:style-name="Tabela13.B2" office:value-type="string">
            <text:p text:style-name="P96">1 – Funcionário entra no sistema</text:p>
            <text:p text:style-name="P96">2 – Funcionário lista as contas que tem para receber dos clientes que compraram <text:span text:style-name="T21">na loja.</text:span></text:p>
          </table:table-cell>
        </table:table-row>
        <table:table-row>
          <table:table-cell table:style-name="Tabela13.A2" office:value-type="string">
            <text:p text:style-name="P96">Sub-fluxo</text:p>
          </table:table-cell>
          <table:table-cell table:style-name="Tabela13.B2" office:value-type="string">
            <text:p text:style-name="P82">E necessário que o cliente compre a prazo.</text:p>
          </table:table-cell>
        </table:table-row>
        <table:table-row>
          <table:table-cell table:style-name="Tabela13.A2" office:value-type="string">
            <text:p text:style-name="P96">Fluxos Alternativos</text:p>
          </table:table-cell>
          <table:table-cell table:style-name="Tabela13.B2" office:value-type="string">
            <text:p text:style-name="P83">1- O administrador pode lista as contas a receber.</text:p>
          </table:table-cell>
        </table:table-row>
        <table:table-row>
          <table:table-cell table:style-name="Tabela13.A2" office:value-type="string">
            <text:p text:style-name="P96">Regras de Negócio</text:p>
          </table:table-cell>
          <table:table-cell table:style-name="Tabela13.B2" office:value-type="string">
            <text:p text:style-name="P81">Sistema deve estar funcionado.</text:p>
            <text:p text:style-name="P81">Funcionário tem que estar autorizado <text:span text:style-name="T22">ou cadastrado</text:span>.</text:p>
          </table:table-cell>
        </table:table-row>
        <table:table-row>
          <table:table-cell table:style-name="Tabela13.A2" office:value-type="string">
            <text:p text:style-name="P96">Pós Condições</text:p>
          </table:table-cell>
          <table:table-cell table:style-name="Tabela13.B2" office:value-type="string">
            <text:p text:style-name="P96">O funcionário fica ciente de quem está em débito com a loja e pode fazer a cobrança para aqueles que já estão vencidos.</text:p>
          </table:table-cell>
        </table:table-row>
        <table:table-row>
          <table:table-cell table:style-name="Tabela13.A2" office:value-type="string">
            <text:p text:style-name="P96">Casos de uso afetados</text:p>
          </table:table-cell>
          <table:table-cell table:style-name="Tabela13.B2" office:value-type="string">
            <text:p text:style-name="P99">UC 1.1,<text:span text:style-name="T16">UC 1.2,UC 2.3,UC 2.4,UC 3.1,UC 3.2,UC3.3,UC 4.1,UC 4.2,UC 5.1,UC 6.1</text:span></text:p>
          </table:table-cell>
        </table:table-row>
      </table:table>
      <text:p text:style-name="P111"/>
      <text:p text:style-name="P111"/>
      <table:table table:name="Tabela14" table:style-name="Tabela14">
        <table:table-column table:style-name="Tabela14.A"/>
        <table:table-column table:style-name="Tabela14.B"/>
        <text:soft-page-break/>
        <table:table-row>
          <table:table-cell table:style-name="Tabela14.A1" office:value-type="string">
            <text:p text:style-name="P96">Nome</text:p>
          </table:table-cell>
          <table:table-cell table:style-name="Tabela14.B1" office:value-type="string">
            <text:p text:style-name="P96">UC 8.1 – Listar Produtos </text:p>
          </table:table-cell>
        </table:table-row>
        <table:table-row>
          <table:table-cell table:style-name="Tabela14.A2" office:value-type="string">
            <text:p text:style-name="P96">Atores envolvidos</text:p>
          </table:table-cell>
          <table:table-cell table:style-name="Tabela14.B2" office:value-type="string">
            <text:p text:style-name="P96">Funcionário</text:p>
          </table:table-cell>
        </table:table-row>
        <table:table-row>
          <table:table-cell table:style-name="Tabela14.A2" office:value-type="string">
            <text:p text:style-name="P96">Pré-condições</text:p>
          </table:table-cell>
          <table:table-cell table:style-name="Tabela14.B2" office:value-type="string">
            <text:p text:style-name="P84">Querer lista<text:span text:style-name="T5">r</text:span> os Produtos.</text:p>
          </table:table-cell>
        </table:table-row>
        <table:table-row>
          <table:table-cell table:style-name="Tabela14.A2" office:value-type="string">
            <text:p text:style-name="P96">Fluxo Principal</text:p>
          </table:table-cell>
          <table:table-cell table:style-name="Tabela14.B2" office:value-type="string">
            <text:p text:style-name="P96">1 – Funcionário entra no sistema</text:p>
            <text:p text:style-name="P96">2 – Funcionário lista os produtos no estoque</text:p>
          </table:table-cell>
        </table:table-row>
        <table:table-row>
          <table:table-cell table:style-name="Tabela14.A2" office:value-type="string">
            <text:p text:style-name="P96">Sub-fluxo</text:p>
          </table:table-cell>
          <table:table-cell table:style-name="Tabela14.B2" office:value-type="string">
            <text:p text:style-name="P82">Ao lista<text:span text:style-name="T5">r</text:span> os produtos o funcionário terá noção do que estar em falta no estoque, ou verifica se tem algum produto <text:span text:style-name="T23">que o cliente deseja</text:span> no estoque.</text:p>
          </table:table-cell>
        </table:table-row>
        <table:table-row>
          <table:table-cell table:style-name="Tabela14.A2" office:value-type="string">
            <text:p text:style-name="P96">Fluxos Alternativos</text:p>
          </table:table-cell>
          <table:table-cell table:style-name="Tabela14.B2" office:value-type="string">
            <text:p text:style-name="P83">1-O administrador pode listar os produtos.</text:p>
          </table:table-cell>
        </table:table-row>
        <table:table-row>
          <table:table-cell table:style-name="Tabela14.A2" office:value-type="string">
            <text:p text:style-name="P96">Regras de Negócio</text:p>
          </table:table-cell>
          <table:table-cell table:style-name="Tabela14.B2" office:value-type="string">
            <text:p text:style-name="P84">O sistema deve estar funcionando.</text:p>
            <text:p text:style-name="P84">O funcionário deve estar cadastrado no sistema.</text:p>
          </table:table-cell>
        </table:table-row>
        <table:table-row>
          <table:table-cell table:style-name="Tabela14.A2" office:value-type="string">
            <text:p text:style-name="P96">Pós Condições</text:p>
          </table:table-cell>
          <table:table-cell table:style-name="Tabela14.B2" office:value-type="string">
            <text:p text:style-name="P96">Depois de listado, o funcionário tem um controle do que está em falta e da quantidade dos produtos.</text:p>
          </table:table-cell>
        </table:table-row>
        <table:table-row>
          <table:table-cell table:style-name="Tabela14.A2" office:value-type="string">
            <text:p text:style-name="P96">Casos de uso afetados</text:p>
          </table:table-cell>
          <table:table-cell table:style-name="Tabela14.B2" office:value-type="string">
            <text:p text:style-name="P99">UC 1.1,<text:span text:style-name="T16">UC 1.2,UC 2.1,UC 2.2,UC 2.3,UC 2.4,UC 3.1,UC 3.2,UC3.3,UC 4.1,UC 4.2, UC 5.1</text:span></text:p>
          </table:table-cell>
        </table:table-row>
      </table:table>
      <text:p text:style-name="P111"/>
      <text:p text:style-name="P12"/>
      <text:h text:style-name="P41" text:outline-level="2"><text:bookmark-start text:name="__RefHeading___Toc1754_1735469436"/>1.7 Protótipos de Telas<text:bookmark-end text:name="__RefHeading___Toc1754_1735469436"/></text:h>
      <text:h text:style-name="P53" text:outline-level="3"><text:bookmark-start text:name="__RefHeading___Toc1756_1735469436"/><text:span text:style-name="T24">1.7.1 </text:span>Login<text:bookmark-end text:name="__RefHeading___Toc1756_1735469436"/></text:h>
      <text:p text:style-name="P16"><draw:frame draw:style-name="fr3" draw:name="Figura1" text:anchor-type="paragraph" svg:x="0.011cm" svg:y="0.053cm" svg:width="13.254cm" svg:height="9.208cm" draw:z-index="0"><draw:image xlink:href="Pictures/10000201000001F40000015C9880721D0B3DF758.png" xlink:type="simple" xlink:show="embed" xlink:actuate="onLoad"/></draw:frame></text:p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54" text:outline-level="3"><text:bookmark-start text:name="__RefHeading___Toc1758_1735469436"/><text:span text:style-name="T39">1.7.2 </text:span><text:span text:style-name="T38">Cadastrar </text:span><text:span text:style-name="T40">Funcionário</text:span><text:bookmark-end text:name="__RefHeading___Toc1758_1735469436"/></text:h>
      <text:p text:style-name="P17"><draw:frame draw:style-name="fr3" draw:name="Figura2" text:anchor-type="paragraph" svg:x="-0.042cm" svg:y="0.46cm" svg:width="15.108cm" svg:height="9.236cm" draw:z-index="1"><draw:image xlink:href="Pictures/10000201000001F10000015DFCEB52FDBF179350.png" xlink:type="simple" xlink:show="embed" xlink:actuate="onLoad"/></draw:frame></text:p>
      <text:h text:style-name="P53" text:outline-level="3"><text:bookmark-start text:name="__RefHeading___Toc1760_1735469436"/><text:soft-page-break/><text:span text:style-name="T24">1.7.3 </text:span>Cadastrar Fornecedor<text:bookmark-end text:name="__RefHeading___Toc1760_1735469436"/></text:h>
      <text:p text:style-name="P17"><draw:frame draw:style-name="fr3" draw:name="Figura3" text:anchor-type="paragraph" svg:x="0.09cm" svg:y="0.423cm" svg:width="14.843cm" svg:height="9.183cm" draw:z-index="2"><draw:image xlink:href="Pictures/10000201000001F10000015B7F53DA16667DA61A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53" text:outline-level="3"><text:bookmark-start text:name="__RefHeading___Toc1762_1735469436"/><text:span text:style-name="T24">1.7.4 </text:span>Cadastrar Produtos<text:bookmark-end text:name="__RefHeading___Toc1762_1735469436"/></text:h>
      <text:p text:style-name="P17"><draw:frame draw:style-name="fr3" draw:name="Figura4" text:anchor-type="paragraph" svg:x="0.09cm" svg:y="0.397cm" svg:width="15.002cm" svg:height="9.208cm" draw:z-index="3"><draw:image xlink:href="Pictures/10000201000001F30000015CFB10BD0049F5060F.png" xlink:type="simple" xlink:show="embed" xlink:actuate="onLoad"/></draw:frame></text:p>
      <text:h text:style-name="P53" text:outline-level="3"><text:bookmark-start text:name="__RefHeading___Toc1764_1735469436"/><text:soft-page-break/><text:span text:style-name="T24">1.7.5 </text:span>Realizar Venda<text:bookmark-end text:name="__RefHeading___Toc1764_1735469436"/></text:h>
      <text:p text:style-name="P17"><draw:frame draw:style-name="fr3" draw:name="Figura5" text:anchor-type="paragraph" svg:x="0.064cm" svg:y="0.344cm" svg:width="15.002cm" svg:height="9.208cm" draw:z-index="4"><draw:image xlink:href="Pictures/10000201000001F10000015CCCB322EFC8DB8A45.png" xlink:type="simple" xlink:show="embed" xlink:actuate="onLoad"/></draw:frame></text:p>
      <text:h text:style-name="P53" text:outline-level="3"><text:bookmark-start text:name="__RefHeading___Toc1766_1735469436"/><text:span text:style-name="T24">1.7.6 </text:span>Forma e meio de pagamento<text:bookmark-end text:name="__RefHeading___Toc1766_1735469436"/></text:h>
      <text:p text:style-name="P17"><draw:frame draw:style-name="fr3" draw:name="Figura6" text:anchor-type="paragraph" svg:x="0.011cm" svg:y="0.291cm" svg:width="15.108cm" svg:height="9.313cm" draw:z-index="5"><draw:image xlink:href="Pictures/10000201000001F5000001602B5F60605783D869.png" xlink:type="simple" xlink:show="embed" xlink:actuate="onLoad"/></draw:frame></text:p>
      <text:h text:style-name="P53" text:outline-level="3"><text:bookmark-start text:name="__RefHeading___Toc1768_1735469436"/><text:soft-page-break/><text:span text:style-name="T24">1.7.7 </text:span>Cadastrar Cliente<text:bookmark-end text:name="__RefHeading___Toc1768_1735469436"/></text:h>
      <text:p text:style-name="P17"><draw:frame draw:style-name="fr3" draw:name="Figura7" text:anchor-type="paragraph" svg:x="0.011cm" svg:y="0.318cm" svg:width="15.055cm" svg:height="9.236cm" draw:z-index="6"><draw:image xlink:href="Pictures/10000201000001F10000015D9BD3D8E73D41C187.png" xlink:type="simple" xlink:show="embed" xlink:actuate="onLoad"/></draw:frame></text:p>
      <text:h text:style-name="P53" text:outline-level="3"><text:bookmark-start text:name="__RefHeading___Toc1770_1735469436"/><text:span text:style-name="T24">1.7.8 </text:span>Contas em Débito<text:bookmark-end text:name="__RefHeading___Toc1770_1735469436"/></text:h>
      <text:p text:style-name="P17"><draw:frame draw:style-name="fr3" draw:name="Figura8" text:anchor-type="paragraph" svg:x="-0.011cm" svg:y="0.37cm" svg:width="14.949cm" svg:height="9.208cm" draw:z-index="7"><draw:image xlink:href="Pictures/10000201000001F20000015C752C1AC17CA4D78A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53" text:outline-level="3"><text:soft-page-break/></text:h>
      <text:h text:style-name="P53" text:outline-level="3"><text:bookmark-start text:name="__RefHeading___Toc1772_1735469436"/><text:span text:style-name="T24">1.7.9 </text:span>Estoque<text:bookmark-end text:name="__RefHeading___Toc1772_1735469436"/></text:h>
      <text:p text:style-name="P17"><draw:frame draw:style-name="fr3" draw:name="Figura9" text:anchor-type="paragraph" svg:x="0.011cm" svg:y="0.37cm" svg:width="14.894cm" svg:height="9.26cm" draw:z-index="8"><draw:image xlink:href="Pictures/10000201000001F40000015EC378835C4A7C1090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45" text:outline-level="1"><text:bookmark-start text:name="__RefHeading___Toc2001_946302212"/>2. Documentação Técnica<text:bookmark-end text:name="__RefHeading___Toc2001_946302212"/></text:h>
      <text:p text:style-name="P116"/>
      <text:p text:style-name="P116"/>
      <text:p text:style-name="P116"/>
      <text:p text:style-name="P117">4.Diagrama de Pacotes </text:p>
      <text:p text:style-name="P117"><draw:frame text:anchor-type="paragraph" draw:z-index="18" draw:name="Forma1" draw:style-name="gr1" draw:text-style-name="P118" svg:width="18.596cm" svg:height="16.077cm" svg:x="-1.589cm" svg:y="-0.261cm"><draw:image xlink:href="Pictures/1000020100000388000003303DA660668F98C988.png" xlink:type="simple" xlink:show="embed" xlink:actuate="onLoad"><text:p/></draw:imag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style:shadow="none" text:number-lines="false" text:line-number="0" style:writing-mode="page">
        <style:tab-stops/>
      </style:paragraph-properties>
      <style:text-properties style:font-name="Times New Roman" fo:font-family="'Times New Roman'" style:font-style-name="Negrito" style:font-family-generic="roman" style:font-pitch="variable" fo:font-size="16pt" fo:font-weight="bold" fo:background-color="transparent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MP1"/>
        <text:p text:style-name="MP1"><text:page-number text:select-page="current">28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2:00:47.357000000</meta:creation-date>
    <dc:date>2016-10-16T11:39:50.676000000</dc:date>
    <meta:editing-duration>PT2H53M12S</meta:editing-duration>
    <meta:editing-cycles>15</meta:editing-cycles>
    <meta:generator>LibreOffice/5.2.1.2$Windows_x86 LibreOffice_project/31dd62db80d4e60af04904455ec9c9219178d620</meta:generator>
    <meta:document-statistic meta:table-count="22" meta:image-count="18" meta:object-count="0" meta:page-count="28" meta:paragraph-count="493" meta:word-count="2790" meta:character-count="17474" meta:non-whitespace-character-count="14518"/>
  </office:meta>
</office:document-meta>
</file>